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9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English short name (upper/lower case)</text:p>
          </table:table-cell>
          <table:table-cell/>
          <table:table-cell office:value-type="string">
            <text:p>Alpha-2 code</text:p>
          </table:table-cell>
          <table:table-cell/>
          <table:table-cell office:value-type="string">
            <text:p>Alpha-3 code</text:p>
          </table:table-cell>
          <table:table-cell/>
        </table:table-row>
        <table:table-row table:style-name="ro1">
          <table:table-cell office:value-type="string">
            <text:p>Countries = [</text:p>
          </table:table-cell>
          <table:table-cell table:number-columns-repeated="6"/>
        </table:table-row>
        <table:table-row table:style-name="ro1">
          <table:table-cell office:value-type="string">
            <text:p>{“</text:p>
          </table:table-cell>
          <table:table-cell office:value-type="string">
            <text:p>Afghanistan</text:p>
          </table:table-cell>
          <table:table-cell office:value-type="string">
            <text:p>“, “</text:p>
          </table:table-cell>
          <table:table-cell office:value-type="string">
            <text:p>AF</text:p>
          </table:table-cell>
          <table:table-cell office:value-type="string">
            <text:p>“, “</text:p>
          </table:table-cell>
          <table:table-cell office:value-type="string">
            <text:p>AFG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Åland Islands</text:p>
          </table:table-cell>
          <table:table-cell office:value-type="string">
            <text:p>“, “</text:p>
          </table:table-cell>
          <table:table-cell office:value-type="string">
            <text:p>AX</text:p>
          </table:table-cell>
          <table:table-cell office:value-type="string">
            <text:p>“, “</text:p>
          </table:table-cell>
          <table:table-cell office:value-type="string">
            <text:p>AL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Albania</text:p>
          </table:table-cell>
          <table:table-cell office:value-type="string">
            <text:p>“, “</text:p>
          </table:table-cell>
          <table:table-cell office:value-type="string">
            <text:p>AL</text:p>
          </table:table-cell>
          <table:table-cell office:value-type="string">
            <text:p>“, “</text:p>
          </table:table-cell>
          <table:table-cell office:value-type="string">
            <text:p>ALB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Algeria</text:p>
          </table:table-cell>
          <table:table-cell office:value-type="string">
            <text:p>“, “</text:p>
          </table:table-cell>
          <table:table-cell office:value-type="string">
            <text:p>DZ</text:p>
          </table:table-cell>
          <table:table-cell office:value-type="string">
            <text:p>“, “</text:p>
          </table:table-cell>
          <table:table-cell office:value-type="string">
            <text:p>DZ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American Samoa</text:p>
          </table:table-cell>
          <table:table-cell office:value-type="string">
            <text:p>“, “</text:p>
          </table:table-cell>
          <table:table-cell office:value-type="string">
            <text:p>AS</text:p>
          </table:table-cell>
          <table:table-cell office:value-type="string">
            <text:p>“, “</text:p>
          </table:table-cell>
          <table:table-cell office:value-type="string">
            <text:p>AS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Andorra</text:p>
          </table:table-cell>
          <table:table-cell office:value-type="string">
            <text:p>“, “</text:p>
          </table:table-cell>
          <table:table-cell office:value-type="string">
            <text:p>AD</text:p>
          </table:table-cell>
          <table:table-cell office:value-type="string">
            <text:p>“, “</text:p>
          </table:table-cell>
          <table:table-cell office:value-type="string">
            <text:p>AND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Angola</text:p>
          </table:table-cell>
          <table:table-cell office:value-type="string">
            <text:p>“, “</text:p>
          </table:table-cell>
          <table:table-cell office:value-type="string">
            <text:p>AO</text:p>
          </table:table-cell>
          <table:table-cell office:value-type="string">
            <text:p>“, “</text:p>
          </table:table-cell>
          <table:table-cell office:value-type="string">
            <text:p>AGO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Anguilla</text:p>
          </table:table-cell>
          <table:table-cell office:value-type="string">
            <text:p>“, “</text:p>
          </table:table-cell>
          <table:table-cell office:value-type="string">
            <text:p>AI</text:p>
          </table:table-cell>
          <table:table-cell office:value-type="string">
            <text:p>“, “</text:p>
          </table:table-cell>
          <table:table-cell office:value-type="string">
            <text:p>AI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Antarctica</text:p>
          </table:table-cell>
          <table:table-cell office:value-type="string">
            <text:p>“, “</text:p>
          </table:table-cell>
          <table:table-cell office:value-type="string">
            <text:p>AQ</text:p>
          </table:table-cell>
          <table:table-cell office:value-type="string">
            <text:p>“, “</text:p>
          </table:table-cell>
          <table:table-cell office:value-type="string">
            <text:p>AT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Antigua and Barbuda</text:p>
          </table:table-cell>
          <table:table-cell office:value-type="string">
            <text:p>“, “</text:p>
          </table:table-cell>
          <table:table-cell office:value-type="string">
            <text:p>AG</text:p>
          </table:table-cell>
          <table:table-cell office:value-type="string">
            <text:p>“, “</text:p>
          </table:table-cell>
          <table:table-cell office:value-type="string">
            <text:p>ATG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Argentina</text:p>
          </table:table-cell>
          <table:table-cell office:value-type="string">
            <text:p>“, “</text:p>
          </table:table-cell>
          <table:table-cell office:value-type="string">
            <text:p>AR</text:p>
          </table:table-cell>
          <table:table-cell office:value-type="string">
            <text:p>“, “</text:p>
          </table:table-cell>
          <table:table-cell office:value-type="string">
            <text:p>ARG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Armenia</text:p>
          </table:table-cell>
          <table:table-cell office:value-type="string">
            <text:p>“, “</text:p>
          </table:table-cell>
          <table:table-cell office:value-type="string">
            <text:p>AM</text:p>
          </table:table-cell>
          <table:table-cell office:value-type="string">
            <text:p>“, “</text:p>
          </table:table-cell>
          <table:table-cell office:value-type="string">
            <text:p>AR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Aruba</text:p>
          </table:table-cell>
          <table:table-cell office:value-type="string">
            <text:p>“, “</text:p>
          </table:table-cell>
          <table:table-cell office:value-type="string">
            <text:p>AW</text:p>
          </table:table-cell>
          <table:table-cell office:value-type="string">
            <text:p>“, “</text:p>
          </table:table-cell>
          <table:table-cell office:value-type="string">
            <text:p>ABW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Australia</text:p>
          </table:table-cell>
          <table:table-cell office:value-type="string">
            <text:p>“, “</text:p>
          </table:table-cell>
          <table:table-cell office:value-type="string">
            <text:p>AU</text:p>
          </table:table-cell>
          <table:table-cell office:value-type="string">
            <text:p>“, “</text:p>
          </table:table-cell>
          <table:table-cell office:value-type="string">
            <text:p>AUS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Austria</text:p>
          </table:table-cell>
          <table:table-cell office:value-type="string">
            <text:p>“, “</text:p>
          </table:table-cell>
          <table:table-cell office:value-type="string">
            <text:p>AT</text:p>
          </table:table-cell>
          <table:table-cell office:value-type="string">
            <text:p>“, “</text:p>
          </table:table-cell>
          <table:table-cell office:value-type="string">
            <text:p>AUT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Azerbaijan</text:p>
          </table:table-cell>
          <table:table-cell office:value-type="string">
            <text:p>“, “</text:p>
          </table:table-cell>
          <table:table-cell office:value-type="string">
            <text:p>AZ</text:p>
          </table:table-cell>
          <table:table-cell office:value-type="string">
            <text:p>“, “</text:p>
          </table:table-cell>
          <table:table-cell office:value-type="string">
            <text:p>AZE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ahamas</text:p>
          </table:table-cell>
          <table:table-cell office:value-type="string">
            <text:p>“, “</text:p>
          </table:table-cell>
          <table:table-cell office:value-type="string">
            <text:p>BS</text:p>
          </table:table-cell>
          <table:table-cell office:value-type="string">
            <text:p>“, “</text:p>
          </table:table-cell>
          <table:table-cell office:value-type="string">
            <text:p>BHS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ahrain</text:p>
          </table:table-cell>
          <table:table-cell office:value-type="string">
            <text:p>“, “</text:p>
          </table:table-cell>
          <table:table-cell office:value-type="string">
            <text:p>BH</text:p>
          </table:table-cell>
          <table:table-cell office:value-type="string">
            <text:p>“, “</text:p>
          </table:table-cell>
          <table:table-cell office:value-type="string">
            <text:p>BH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angladesh</text:p>
          </table:table-cell>
          <table:table-cell office:value-type="string">
            <text:p>“, “</text:p>
          </table:table-cell>
          <table:table-cell office:value-type="string">
            <text:p>BD</text:p>
          </table:table-cell>
          <table:table-cell office:value-type="string">
            <text:p>“, “</text:p>
          </table:table-cell>
          <table:table-cell office:value-type="string">
            <text:p>BGD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arbados</text:p>
          </table:table-cell>
          <table:table-cell office:value-type="string">
            <text:p>“, “</text:p>
          </table:table-cell>
          <table:table-cell office:value-type="string">
            <text:p>BB</text:p>
          </table:table-cell>
          <table:table-cell office:value-type="string">
            <text:p>“, “</text:p>
          </table:table-cell>
          <table:table-cell office:value-type="string">
            <text:p>BRB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elarus</text:p>
          </table:table-cell>
          <table:table-cell office:value-type="string">
            <text:p>“, “</text:p>
          </table:table-cell>
          <table:table-cell office:value-type="string">
            <text:p>BY</text:p>
          </table:table-cell>
          <table:table-cell office:value-type="string">
            <text:p>“, “</text:p>
          </table:table-cell>
          <table:table-cell office:value-type="string">
            <text:p>BL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elgium</text:p>
          </table:table-cell>
          <table:table-cell office:value-type="string">
            <text:p>“, “</text:p>
          </table:table-cell>
          <table:table-cell office:value-type="string">
            <text:p>BE</text:p>
          </table:table-cell>
          <table:table-cell office:value-type="string">
            <text:p>“, “</text:p>
          </table:table-cell>
          <table:table-cell office:value-type="string">
            <text:p>BEL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elize</text:p>
          </table:table-cell>
          <table:table-cell office:value-type="string">
            <text:p>“, “</text:p>
          </table:table-cell>
          <table:table-cell office:value-type="string">
            <text:p>BZ</text:p>
          </table:table-cell>
          <table:table-cell office:value-type="string">
            <text:p>“, “</text:p>
          </table:table-cell>
          <table:table-cell office:value-type="string">
            <text:p>BLZ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enin</text:p>
          </table:table-cell>
          <table:table-cell office:value-type="string">
            <text:p>“, “</text:p>
          </table:table-cell>
          <table:table-cell office:value-type="string">
            <text:p>BJ</text:p>
          </table:table-cell>
          <table:table-cell office:value-type="string">
            <text:p>“, “</text:p>
          </table:table-cell>
          <table:table-cell office:value-type="string">
            <text:p>BE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ermuda</text:p>
          </table:table-cell>
          <table:table-cell office:value-type="string">
            <text:p>“, “</text:p>
          </table:table-cell>
          <table:table-cell office:value-type="string">
            <text:p>BM</text:p>
          </table:table-cell>
          <table:table-cell office:value-type="string">
            <text:p>“, “</text:p>
          </table:table-cell>
          <table:table-cell office:value-type="string">
            <text:p>BMU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hutan</text:p>
          </table:table-cell>
          <table:table-cell office:value-type="string">
            <text:p>“, “</text:p>
          </table:table-cell>
          <table:table-cell office:value-type="string">
            <text:p>BT</text:p>
          </table:table-cell>
          <table:table-cell office:value-type="string">
            <text:p>“, “</text:p>
          </table:table-cell>
          <table:table-cell office:value-type="string">
            <text:p>BT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olivia, Plurinational State of</text:p>
          </table:table-cell>
          <table:table-cell office:value-type="string">
            <text:p>“, “</text:p>
          </table:table-cell>
          <table:table-cell office:value-type="string">
            <text:p>BO</text:p>
          </table:table-cell>
          <table:table-cell office:value-type="string">
            <text:p>“, “</text:p>
          </table:table-cell>
          <table:table-cell office:value-type="string">
            <text:p>BOL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onaire, Sint Eustatius and Saba</text:p>
          </table:table-cell>
          <table:table-cell office:value-type="string">
            <text:p>“, “</text:p>
          </table:table-cell>
          <table:table-cell office:value-type="string">
            <text:p>BQ</text:p>
          </table:table-cell>
          <table:table-cell office:value-type="string">
            <text:p>“, “</text:p>
          </table:table-cell>
          <table:table-cell office:value-type="string">
            <text:p>BES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osnia and Herzegovina</text:p>
          </table:table-cell>
          <table:table-cell office:value-type="string">
            <text:p>“, “</text:p>
          </table:table-cell>
          <table:table-cell office:value-type="string">
            <text:p>BA</text:p>
          </table:table-cell>
          <table:table-cell office:value-type="string">
            <text:p>“, “</text:p>
          </table:table-cell>
          <table:table-cell office:value-type="string">
            <text:p>BIH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otswana</text:p>
          </table:table-cell>
          <table:table-cell office:value-type="string">
            <text:p>“, “</text:p>
          </table:table-cell>
          <table:table-cell office:value-type="string">
            <text:p>BW</text:p>
          </table:table-cell>
          <table:table-cell office:value-type="string">
            <text:p>“, “</text:p>
          </table:table-cell>
          <table:table-cell office:value-type="string">
            <text:p>BW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ouvet Island</text:p>
          </table:table-cell>
          <table:table-cell office:value-type="string">
            <text:p>“, “</text:p>
          </table:table-cell>
          <table:table-cell office:value-type="string">
            <text:p>BV</text:p>
          </table:table-cell>
          <table:table-cell office:value-type="string">
            <text:p>“, “</text:p>
          </table:table-cell>
          <table:table-cell office:value-type="string">
            <text:p>BVT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razil</text:p>
          </table:table-cell>
          <table:table-cell office:value-type="string">
            <text:p>“, “</text:p>
          </table:table-cell>
          <table:table-cell office:value-type="string">
            <text:p>BR</text:p>
          </table:table-cell>
          <table:table-cell office:value-type="string">
            <text:p>“, “</text:p>
          </table:table-cell>
          <table:table-cell office:value-type="string">
            <text:p>BR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ritish Indian Ocean Territory</text:p>
          </table:table-cell>
          <table:table-cell office:value-type="string">
            <text:p>“, “</text:p>
          </table:table-cell>
          <table:table-cell office:value-type="string">
            <text:p>IO</text:p>
          </table:table-cell>
          <table:table-cell office:value-type="string">
            <text:p>“, “</text:p>
          </table:table-cell>
          <table:table-cell office:value-type="string">
            <text:p>IOT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runei Darussalam</text:p>
          </table:table-cell>
          <table:table-cell office:value-type="string">
            <text:p>“, “</text:p>
          </table:table-cell>
          <table:table-cell office:value-type="string">
            <text:p>BN</text:p>
          </table:table-cell>
          <table:table-cell office:value-type="string">
            <text:p>“, “</text:p>
          </table:table-cell>
          <table:table-cell office:value-type="string">
            <text:p>BR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ulgaria</text:p>
          </table:table-cell>
          <table:table-cell office:value-type="string">
            <text:p>“, “</text:p>
          </table:table-cell>
          <table:table-cell office:value-type="string">
            <text:p>BG</text:p>
          </table:table-cell>
          <table:table-cell office:value-type="string">
            <text:p>“, “</text:p>
          </table:table-cell>
          <table:table-cell office:value-type="string">
            <text:p>BG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urkina Faso</text:p>
          </table:table-cell>
          <table:table-cell office:value-type="string">
            <text:p>“, “</text:p>
          </table:table-cell>
          <table:table-cell office:value-type="string">
            <text:p>BF</text:p>
          </table:table-cell>
          <table:table-cell office:value-type="string">
            <text:p>“, “</text:p>
          </table:table-cell>
          <table:table-cell office:value-type="string">
            <text:p>BF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Burundi</text:p>
          </table:table-cell>
          <table:table-cell office:value-type="string">
            <text:p>“, “</text:p>
          </table:table-cell>
          <table:table-cell office:value-type="string">
            <text:p>BI</text:p>
          </table:table-cell>
          <table:table-cell office:value-type="string">
            <text:p>“, “</text:p>
          </table:table-cell>
          <table:table-cell office:value-type="string">
            <text:p>BDI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ambodia</text:p>
          </table:table-cell>
          <table:table-cell office:value-type="string">
            <text:p>“, “</text:p>
          </table:table-cell>
          <table:table-cell office:value-type="string">
            <text:p>KH</text:p>
          </table:table-cell>
          <table:table-cell office:value-type="string">
            <text:p>“, “</text:p>
          </table:table-cell>
          <table:table-cell office:value-type="string">
            <text:p>KH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ameroon</text:p>
          </table:table-cell>
          <table:table-cell office:value-type="string">
            <text:p>“, “</text:p>
          </table:table-cell>
          <table:table-cell office:value-type="string">
            <text:p>CM</text:p>
          </table:table-cell>
          <table:table-cell office:value-type="string">
            <text:p>“, “</text:p>
          </table:table-cell>
          <table:table-cell office:value-type="string">
            <text:p>CM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anada</text:p>
          </table:table-cell>
          <table:table-cell office:value-type="string">
            <text:p>“, “</text:p>
          </table:table-cell>
          <table:table-cell office:value-type="string">
            <text:p>CA</text:p>
          </table:table-cell>
          <table:table-cell office:value-type="string">
            <text:p>“, “</text:p>
          </table:table-cell>
          <table:table-cell office:value-type="string">
            <text:p>CA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ape Verde</text:p>
          </table:table-cell>
          <table:table-cell office:value-type="string">
            <text:p>“, “</text:p>
          </table:table-cell>
          <table:table-cell office:value-type="string">
            <text:p>CV</text:p>
          </table:table-cell>
          <table:table-cell office:value-type="string">
            <text:p>“, “</text:p>
          </table:table-cell>
          <table:table-cell office:value-type="string">
            <text:p>CPV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ayman Islands</text:p>
          </table:table-cell>
          <table:table-cell office:value-type="string">
            <text:p>“, “</text:p>
          </table:table-cell>
          <table:table-cell office:value-type="string">
            <text:p>KY</text:p>
          </table:table-cell>
          <table:table-cell office:value-type="string">
            <text:p>“, “</text:p>
          </table:table-cell>
          <table:table-cell office:value-type="string">
            <text:p>CY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entral African Republic</text:p>
          </table:table-cell>
          <table:table-cell office:value-type="string">
            <text:p>“, “</text:p>
          </table:table-cell>
          <table:table-cell office:value-type="string">
            <text:p>CF</text:p>
          </table:table-cell>
          <table:table-cell office:value-type="string">
            <text:p>“, “</text:p>
          </table:table-cell>
          <table:table-cell office:value-type="string">
            <text:p>CAF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had</text:p>
          </table:table-cell>
          <table:table-cell office:value-type="string">
            <text:p>“, “</text:p>
          </table:table-cell>
          <table:table-cell office:value-type="string">
            <text:p>TD</text:p>
          </table:table-cell>
          <table:table-cell office:value-type="string">
            <text:p>“, “</text:p>
          </table:table-cell>
          <table:table-cell office:value-type="string">
            <text:p>TCD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hile</text:p>
          </table:table-cell>
          <table:table-cell office:value-type="string">
            <text:p>“, “</text:p>
          </table:table-cell>
          <table:table-cell office:value-type="string">
            <text:p>CL</text:p>
          </table:table-cell>
          <table:table-cell office:value-type="string">
            <text:p>“, “</text:p>
          </table:table-cell>
          <table:table-cell office:value-type="string">
            <text:p>CHL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hina</text:p>
          </table:table-cell>
          <table:table-cell office:value-type="string">
            <text:p>“, “</text:p>
          </table:table-cell>
          <table:table-cell office:value-type="string">
            <text:p>CN</text:p>
          </table:table-cell>
          <table:table-cell office:value-type="string">
            <text:p>“, “</text:p>
          </table:table-cell>
          <table:table-cell office:value-type="string">
            <text:p>CH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hristmas Island</text:p>
          </table:table-cell>
          <table:table-cell office:value-type="string">
            <text:p>“, “</text:p>
          </table:table-cell>
          <table:table-cell office:value-type="string">
            <text:p>CX</text:p>
          </table:table-cell>
          <table:table-cell office:value-type="string">
            <text:p>“, “</text:p>
          </table:table-cell>
          <table:table-cell office:value-type="string">
            <text:p>CX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ocos (Keeling) Islands</text:p>
          </table:table-cell>
          <table:table-cell office:value-type="string">
            <text:p>“, “</text:p>
          </table:table-cell>
          <table:table-cell office:value-type="string">
            <text:p>CC</text:p>
          </table:table-cell>
          <table:table-cell office:value-type="string">
            <text:p>“, “</text:p>
          </table:table-cell>
          <table:table-cell office:value-type="string">
            <text:p>CCK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olombia</text:p>
          </table:table-cell>
          <table:table-cell office:value-type="string">
            <text:p>“, “</text:p>
          </table:table-cell>
          <table:table-cell office:value-type="string">
            <text:p>CO</text:p>
          </table:table-cell>
          <table:table-cell office:value-type="string">
            <text:p>“, “</text:p>
          </table:table-cell>
          <table:table-cell office:value-type="string">
            <text:p>COL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omoros</text:p>
          </table:table-cell>
          <table:table-cell office:value-type="string">
            <text:p>“, “</text:p>
          </table:table-cell>
          <table:table-cell office:value-type="string">
            <text:p>KM</text:p>
          </table:table-cell>
          <table:table-cell office:value-type="string">
            <text:p>“, “</text:p>
          </table:table-cell>
          <table:table-cell office:value-type="string">
            <text:p>CO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ongo</text:p>
          </table:table-cell>
          <table:table-cell office:value-type="string">
            <text:p>“, “</text:p>
          </table:table-cell>
          <table:table-cell office:value-type="string">
            <text:p>CG</text:p>
          </table:table-cell>
          <table:table-cell office:value-type="string">
            <text:p>“, “</text:p>
          </table:table-cell>
          <table:table-cell office:value-type="string">
            <text:p>COG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ongo, the Democratic Republic of the</text:p>
          </table:table-cell>
          <table:table-cell office:value-type="string">
            <text:p>“, “</text:p>
          </table:table-cell>
          <table:table-cell office:value-type="string">
            <text:p>CD</text:p>
          </table:table-cell>
          <table:table-cell office:value-type="string">
            <text:p>“, “</text:p>
          </table:table-cell>
          <table:table-cell office:value-type="string">
            <text:p>COD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ook Islands</text:p>
          </table:table-cell>
          <table:table-cell office:value-type="string">
            <text:p>“, “</text:p>
          </table:table-cell>
          <table:table-cell office:value-type="string">
            <text:p>CK</text:p>
          </table:table-cell>
          <table:table-cell office:value-type="string">
            <text:p>“, “</text:p>
          </table:table-cell>
          <table:table-cell office:value-type="string">
            <text:p>COK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osta Rica</text:p>
          </table:table-cell>
          <table:table-cell office:value-type="string">
            <text:p>“, “</text:p>
          </table:table-cell>
          <table:table-cell office:value-type="string">
            <text:p>CR</text:p>
          </table:table-cell>
          <table:table-cell office:value-type="string">
            <text:p>“, “</text:p>
          </table:table-cell>
          <table:table-cell office:value-type="string">
            <text:p>CRI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ôte d'Ivoire</text:p>
          </table:table-cell>
          <table:table-cell office:value-type="string">
            <text:p>“, “</text:p>
          </table:table-cell>
          <table:table-cell office:value-type="string">
            <text:p>CI</text:p>
          </table:table-cell>
          <table:table-cell office:value-type="string">
            <text:p>“, “</text:p>
          </table:table-cell>
          <table:table-cell office:value-type="string">
            <text:p>CIV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roatia</text:p>
          </table:table-cell>
          <table:table-cell office:value-type="string">
            <text:p>“, “</text:p>
          </table:table-cell>
          <table:table-cell office:value-type="string">
            <text:p>HR</text:p>
          </table:table-cell>
          <table:table-cell office:value-type="string">
            <text:p>“, “</text:p>
          </table:table-cell>
          <table:table-cell office:value-type="string">
            <text:p>HRV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uba</text:p>
          </table:table-cell>
          <table:table-cell office:value-type="string">
            <text:p>“, “</text:p>
          </table:table-cell>
          <table:table-cell office:value-type="string">
            <text:p>CU</text:p>
          </table:table-cell>
          <table:table-cell office:value-type="string">
            <text:p>“, “</text:p>
          </table:table-cell>
          <table:table-cell office:value-type="string">
            <text:p>CUB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uraçao</text:p>
          </table:table-cell>
          <table:table-cell office:value-type="string">
            <text:p>“, “</text:p>
          </table:table-cell>
          <table:table-cell office:value-type="string">
            <text:p>CW</text:p>
          </table:table-cell>
          <table:table-cell office:value-type="string">
            <text:p>“, “</text:p>
          </table:table-cell>
          <table:table-cell office:value-type="string">
            <text:p>CUW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yprus</text:p>
          </table:table-cell>
          <table:table-cell office:value-type="string">
            <text:p>“, “</text:p>
          </table:table-cell>
          <table:table-cell office:value-type="string">
            <text:p>CY</text:p>
          </table:table-cell>
          <table:table-cell office:value-type="string">
            <text:p>“, “</text:p>
          </table:table-cell>
          <table:table-cell office:value-type="string">
            <text:p>CYP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Czech Republic</text:p>
          </table:table-cell>
          <table:table-cell office:value-type="string">
            <text:p>“, “</text:p>
          </table:table-cell>
          <table:table-cell office:value-type="string">
            <text:p>CZ</text:p>
          </table:table-cell>
          <table:table-cell office:value-type="string">
            <text:p>“, “</text:p>
          </table:table-cell>
          <table:table-cell office:value-type="string">
            <text:p>CZE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Denmark</text:p>
          </table:table-cell>
          <table:table-cell office:value-type="string">
            <text:p>“, “</text:p>
          </table:table-cell>
          <table:table-cell office:value-type="string">
            <text:p>DK</text:p>
          </table:table-cell>
          <table:table-cell office:value-type="string">
            <text:p>“, “</text:p>
          </table:table-cell>
          <table:table-cell office:value-type="string">
            <text:p>DNK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Djibouti</text:p>
          </table:table-cell>
          <table:table-cell office:value-type="string">
            <text:p>“, “</text:p>
          </table:table-cell>
          <table:table-cell office:value-type="string">
            <text:p>DJ</text:p>
          </table:table-cell>
          <table:table-cell office:value-type="string">
            <text:p>“, “</text:p>
          </table:table-cell>
          <table:table-cell office:value-type="string">
            <text:p>DJI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Dominica</text:p>
          </table:table-cell>
          <table:table-cell office:value-type="string">
            <text:p>“, “</text:p>
          </table:table-cell>
          <table:table-cell office:value-type="string">
            <text:p>DM</text:p>
          </table:table-cell>
          <table:table-cell office:value-type="string">
            <text:p>“, “</text:p>
          </table:table-cell>
          <table:table-cell office:value-type="string">
            <text:p>DM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Dominican Republic</text:p>
          </table:table-cell>
          <table:table-cell office:value-type="string">
            <text:p>“, “</text:p>
          </table:table-cell>
          <table:table-cell office:value-type="string">
            <text:p>DO</text:p>
          </table:table-cell>
          <table:table-cell office:value-type="string">
            <text:p>“, “</text:p>
          </table:table-cell>
          <table:table-cell office:value-type="string">
            <text:p>DO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Ecuador</text:p>
          </table:table-cell>
          <table:table-cell office:value-type="string">
            <text:p>“, “</text:p>
          </table:table-cell>
          <table:table-cell office:value-type="string">
            <text:p>EC</text:p>
          </table:table-cell>
          <table:table-cell office:value-type="string">
            <text:p>“, “</text:p>
          </table:table-cell>
          <table:table-cell office:value-type="string">
            <text:p>ECU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Egypt</text:p>
          </table:table-cell>
          <table:table-cell office:value-type="string">
            <text:p>“, “</text:p>
          </table:table-cell>
          <table:table-cell office:value-type="string">
            <text:p>EG</text:p>
          </table:table-cell>
          <table:table-cell office:value-type="string">
            <text:p>“, “</text:p>
          </table:table-cell>
          <table:table-cell office:value-type="string">
            <text:p>EGY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El Salvador</text:p>
          </table:table-cell>
          <table:table-cell office:value-type="string">
            <text:p>“, “</text:p>
          </table:table-cell>
          <table:table-cell office:value-type="string">
            <text:p>SV</text:p>
          </table:table-cell>
          <table:table-cell office:value-type="string">
            <text:p>“, “</text:p>
          </table:table-cell>
          <table:table-cell office:value-type="string">
            <text:p>SLV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Equatorial Guinea</text:p>
          </table:table-cell>
          <table:table-cell office:value-type="string">
            <text:p>“, “</text:p>
          </table:table-cell>
          <table:table-cell office:value-type="string">
            <text:p>GQ</text:p>
          </table:table-cell>
          <table:table-cell office:value-type="string">
            <text:p>“, “</text:p>
          </table:table-cell>
          <table:table-cell office:value-type="string">
            <text:p>GNQ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Eritrea</text:p>
          </table:table-cell>
          <table:table-cell office:value-type="string">
            <text:p>“, “</text:p>
          </table:table-cell>
          <table:table-cell office:value-type="string">
            <text:p>ER</text:p>
          </table:table-cell>
          <table:table-cell office:value-type="string">
            <text:p>“, “</text:p>
          </table:table-cell>
          <table:table-cell office:value-type="string">
            <text:p>ERI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Estonia</text:p>
          </table:table-cell>
          <table:table-cell office:value-type="string">
            <text:p>“, “</text:p>
          </table:table-cell>
          <table:table-cell office:value-type="string">
            <text:p>EE</text:p>
          </table:table-cell>
          <table:table-cell office:value-type="string">
            <text:p>“, “</text:p>
          </table:table-cell>
          <table:table-cell office:value-type="string">
            <text:p>EST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Ethiopia</text:p>
          </table:table-cell>
          <table:table-cell office:value-type="string">
            <text:p>“, “</text:p>
          </table:table-cell>
          <table:table-cell office:value-type="string">
            <text:p>ET</text:p>
          </table:table-cell>
          <table:table-cell office:value-type="string">
            <text:p>“, “</text:p>
          </table:table-cell>
          <table:table-cell office:value-type="string">
            <text:p>ETH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Falkland Islands (Malvinas)</text:p>
          </table:table-cell>
          <table:table-cell office:value-type="string">
            <text:p>“, “</text:p>
          </table:table-cell>
          <table:table-cell office:value-type="string">
            <text:p>FK</text:p>
          </table:table-cell>
          <table:table-cell office:value-type="string">
            <text:p>“, “</text:p>
          </table:table-cell>
          <table:table-cell office:value-type="string">
            <text:p>FLK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Faroe Islands</text:p>
          </table:table-cell>
          <table:table-cell office:value-type="string">
            <text:p>“, “</text:p>
          </table:table-cell>
          <table:table-cell office:value-type="string">
            <text:p>FO</text:p>
          </table:table-cell>
          <table:table-cell office:value-type="string">
            <text:p>“, “</text:p>
          </table:table-cell>
          <table:table-cell office:value-type="string">
            <text:p>FRO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Fiji</text:p>
          </table:table-cell>
          <table:table-cell office:value-type="string">
            <text:p>“, “</text:p>
          </table:table-cell>
          <table:table-cell office:value-type="string">
            <text:p>FJ</text:p>
          </table:table-cell>
          <table:table-cell office:value-type="string">
            <text:p>“, “</text:p>
          </table:table-cell>
          <table:table-cell office:value-type="string">
            <text:p>FJI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Finland</text:p>
          </table:table-cell>
          <table:table-cell office:value-type="string">
            <text:p>“, “</text:p>
          </table:table-cell>
          <table:table-cell office:value-type="string">
            <text:p>FI</text:p>
          </table:table-cell>
          <table:table-cell office:value-type="string">
            <text:p>“, “</text:p>
          </table:table-cell>
          <table:table-cell office:value-type="string">
            <text:p>FI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France</text:p>
          </table:table-cell>
          <table:table-cell office:value-type="string">
            <text:p>“, “</text:p>
          </table:table-cell>
          <table:table-cell office:value-type="string">
            <text:p>FR</text:p>
          </table:table-cell>
          <table:table-cell office:value-type="string">
            <text:p>“, “</text:p>
          </table:table-cell>
          <table:table-cell office:value-type="string">
            <text:p>FR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French Guiana</text:p>
          </table:table-cell>
          <table:table-cell office:value-type="string">
            <text:p>“, “</text:p>
          </table:table-cell>
          <table:table-cell office:value-type="string">
            <text:p>GF</text:p>
          </table:table-cell>
          <table:table-cell office:value-type="string">
            <text:p>“, “</text:p>
          </table:table-cell>
          <table:table-cell office:value-type="string">
            <text:p>GUF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French Polynesia</text:p>
          </table:table-cell>
          <table:table-cell office:value-type="string">
            <text:p>“, “</text:p>
          </table:table-cell>
          <table:table-cell office:value-type="string">
            <text:p>PF</text:p>
          </table:table-cell>
          <table:table-cell office:value-type="string">
            <text:p>“, “</text:p>
          </table:table-cell>
          <table:table-cell office:value-type="string">
            <text:p>PYF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French Southern Territories</text:p>
          </table:table-cell>
          <table:table-cell office:value-type="string">
            <text:p>“, “</text:p>
          </table:table-cell>
          <table:table-cell office:value-type="string">
            <text:p>TF</text:p>
          </table:table-cell>
          <table:table-cell office:value-type="string">
            <text:p>“, “</text:p>
          </table:table-cell>
          <table:table-cell office:value-type="string">
            <text:p>ATF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Gabon</text:p>
          </table:table-cell>
          <table:table-cell office:value-type="string">
            <text:p>“, “</text:p>
          </table:table-cell>
          <table:table-cell office:value-type="string">
            <text:p>GA</text:p>
          </table:table-cell>
          <table:table-cell office:value-type="string">
            <text:p>“, “</text:p>
          </table:table-cell>
          <table:table-cell office:value-type="string">
            <text:p>GAB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Gambia</text:p>
          </table:table-cell>
          <table:table-cell office:value-type="string">
            <text:p>“, “</text:p>
          </table:table-cell>
          <table:table-cell office:value-type="string">
            <text:p>GM</text:p>
          </table:table-cell>
          <table:table-cell office:value-type="string">
            <text:p>“, “</text:p>
          </table:table-cell>
          <table:table-cell office:value-type="string">
            <text:p>GMB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Georgia</text:p>
          </table:table-cell>
          <table:table-cell office:value-type="string">
            <text:p>“, “</text:p>
          </table:table-cell>
          <table:table-cell office:value-type="string">
            <text:p>GE</text:p>
          </table:table-cell>
          <table:table-cell office:value-type="string">
            <text:p>“, “</text:p>
          </table:table-cell>
          <table:table-cell office:value-type="string">
            <text:p>GEO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Germany</text:p>
          </table:table-cell>
          <table:table-cell office:value-type="string">
            <text:p>“, “</text:p>
          </table:table-cell>
          <table:table-cell office:value-type="string">
            <text:p>DE</text:p>
          </table:table-cell>
          <table:table-cell office:value-type="string">
            <text:p>“, “</text:p>
          </table:table-cell>
          <table:table-cell office:value-type="string">
            <text:p>DEU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Ghana</text:p>
          </table:table-cell>
          <table:table-cell office:value-type="string">
            <text:p>“, “</text:p>
          </table:table-cell>
          <table:table-cell office:value-type="string">
            <text:p>GH</text:p>
          </table:table-cell>
          <table:table-cell office:value-type="string">
            <text:p>“, “</text:p>
          </table:table-cell>
          <table:table-cell office:value-type="string">
            <text:p>GH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Gibraltar</text:p>
          </table:table-cell>
          <table:table-cell office:value-type="string">
            <text:p>“, “</text:p>
          </table:table-cell>
          <table:table-cell office:value-type="string">
            <text:p>GI</text:p>
          </table:table-cell>
          <table:table-cell office:value-type="string">
            <text:p>“, “</text:p>
          </table:table-cell>
          <table:table-cell office:value-type="string">
            <text:p>GIB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Greece</text:p>
          </table:table-cell>
          <table:table-cell office:value-type="string">
            <text:p>“, “</text:p>
          </table:table-cell>
          <table:table-cell office:value-type="string">
            <text:p>GR</text:p>
          </table:table-cell>
          <table:table-cell office:value-type="string">
            <text:p>“, “</text:p>
          </table:table-cell>
          <table:table-cell office:value-type="string">
            <text:p>GRC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Greenland</text:p>
          </table:table-cell>
          <table:table-cell office:value-type="string">
            <text:p>“, “</text:p>
          </table:table-cell>
          <table:table-cell office:value-type="string">
            <text:p>GL</text:p>
          </table:table-cell>
          <table:table-cell office:value-type="string">
            <text:p>“, “</text:p>
          </table:table-cell>
          <table:table-cell office:value-type="string">
            <text:p>GRL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Grenada</text:p>
          </table:table-cell>
          <table:table-cell office:value-type="string">
            <text:p>“, “</text:p>
          </table:table-cell>
          <table:table-cell office:value-type="string">
            <text:p>GD</text:p>
          </table:table-cell>
          <table:table-cell office:value-type="string">
            <text:p>“, “</text:p>
          </table:table-cell>
          <table:table-cell office:value-type="string">
            <text:p>GRD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Guadeloupe</text:p>
          </table:table-cell>
          <table:table-cell office:value-type="string">
            <text:p>“, “</text:p>
          </table:table-cell>
          <table:table-cell office:value-type="string">
            <text:p>GP</text:p>
          </table:table-cell>
          <table:table-cell office:value-type="string">
            <text:p>“, “</text:p>
          </table:table-cell>
          <table:table-cell office:value-type="string">
            <text:p>GLP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Guam</text:p>
          </table:table-cell>
          <table:table-cell office:value-type="string">
            <text:p>“, “</text:p>
          </table:table-cell>
          <table:table-cell office:value-type="string">
            <text:p>GU</text:p>
          </table:table-cell>
          <table:table-cell office:value-type="string">
            <text:p>“, “</text:p>
          </table:table-cell>
          <table:table-cell office:value-type="string">
            <text:p>GU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Guatemala</text:p>
          </table:table-cell>
          <table:table-cell office:value-type="string">
            <text:p>“, “</text:p>
          </table:table-cell>
          <table:table-cell office:value-type="string">
            <text:p>GT</text:p>
          </table:table-cell>
          <table:table-cell office:value-type="string">
            <text:p>“, “</text:p>
          </table:table-cell>
          <table:table-cell office:value-type="string">
            <text:p>GT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Guernsey</text:p>
          </table:table-cell>
          <table:table-cell office:value-type="string">
            <text:p>“, “</text:p>
          </table:table-cell>
          <table:table-cell office:value-type="string">
            <text:p>GG</text:p>
          </table:table-cell>
          <table:table-cell office:value-type="string">
            <text:p>“, “</text:p>
          </table:table-cell>
          <table:table-cell office:value-type="string">
            <text:p>GGY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Guinea</text:p>
          </table:table-cell>
          <table:table-cell office:value-type="string">
            <text:p>“, “</text:p>
          </table:table-cell>
          <table:table-cell office:value-type="string">
            <text:p>GN</text:p>
          </table:table-cell>
          <table:table-cell office:value-type="string">
            <text:p>“, “</text:p>
          </table:table-cell>
          <table:table-cell office:value-type="string">
            <text:p>GI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Guinea-Bissau</text:p>
          </table:table-cell>
          <table:table-cell office:value-type="string">
            <text:p>“, “</text:p>
          </table:table-cell>
          <table:table-cell office:value-type="string">
            <text:p>GW</text:p>
          </table:table-cell>
          <table:table-cell office:value-type="string">
            <text:p>“, “</text:p>
          </table:table-cell>
          <table:table-cell office:value-type="string">
            <text:p>GNB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Guyana</text:p>
          </table:table-cell>
          <table:table-cell office:value-type="string">
            <text:p>“, “</text:p>
          </table:table-cell>
          <table:table-cell office:value-type="string">
            <text:p>GY</text:p>
          </table:table-cell>
          <table:table-cell office:value-type="string">
            <text:p>“, “</text:p>
          </table:table-cell>
          <table:table-cell office:value-type="string">
            <text:p>GUY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Haiti</text:p>
          </table:table-cell>
          <table:table-cell office:value-type="string">
            <text:p>“, “</text:p>
          </table:table-cell>
          <table:table-cell office:value-type="string">
            <text:p>HT</text:p>
          </table:table-cell>
          <table:table-cell office:value-type="string">
            <text:p>“, “</text:p>
          </table:table-cell>
          <table:table-cell office:value-type="string">
            <text:p>HTI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Heard Island and McDonald Islands</text:p>
          </table:table-cell>
          <table:table-cell office:value-type="string">
            <text:p>“, “</text:p>
          </table:table-cell>
          <table:table-cell office:value-type="string">
            <text:p>HM</text:p>
          </table:table-cell>
          <table:table-cell office:value-type="string">
            <text:p>“, “</text:p>
          </table:table-cell>
          <table:table-cell office:value-type="string">
            <text:p>HMD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Holy See (Vatican City State)</text:p>
          </table:table-cell>
          <table:table-cell office:value-type="string">
            <text:p>“, “</text:p>
          </table:table-cell>
          <table:table-cell office:value-type="string">
            <text:p>VA</text:p>
          </table:table-cell>
          <table:table-cell office:value-type="string">
            <text:p>“, “</text:p>
          </table:table-cell>
          <table:table-cell office:value-type="string">
            <text:p>VAT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Honduras</text:p>
          </table:table-cell>
          <table:table-cell office:value-type="string">
            <text:p>“, “</text:p>
          </table:table-cell>
          <table:table-cell office:value-type="string">
            <text:p>HN</text:p>
          </table:table-cell>
          <table:table-cell office:value-type="string">
            <text:p>“, “</text:p>
          </table:table-cell>
          <table:table-cell office:value-type="string">
            <text:p>HND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Hong Kong</text:p>
          </table:table-cell>
          <table:table-cell office:value-type="string">
            <text:p>“, “</text:p>
          </table:table-cell>
          <table:table-cell office:value-type="string">
            <text:p>HK</text:p>
          </table:table-cell>
          <table:table-cell office:value-type="string">
            <text:p>“, “</text:p>
          </table:table-cell>
          <table:table-cell office:value-type="string">
            <text:p>HKG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Hungary</text:p>
          </table:table-cell>
          <table:table-cell office:value-type="string">
            <text:p>“, “</text:p>
          </table:table-cell>
          <table:table-cell office:value-type="string">
            <text:p>HU</text:p>
          </table:table-cell>
          <table:table-cell office:value-type="string">
            <text:p>“, “</text:p>
          </table:table-cell>
          <table:table-cell office:value-type="string">
            <text:p>HU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Iceland</text:p>
          </table:table-cell>
          <table:table-cell office:value-type="string">
            <text:p>“, “</text:p>
          </table:table-cell>
          <table:table-cell office:value-type="string">
            <text:p>IS</text:p>
          </table:table-cell>
          <table:table-cell office:value-type="string">
            <text:p>“, “</text:p>
          </table:table-cell>
          <table:table-cell office:value-type="string">
            <text:p>ISL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India</text:p>
          </table:table-cell>
          <table:table-cell office:value-type="string">
            <text:p>“, “</text:p>
          </table:table-cell>
          <table:table-cell office:value-type="string">
            <text:p>IN</text:p>
          </table:table-cell>
          <table:table-cell office:value-type="string">
            <text:p>“, “</text:p>
          </table:table-cell>
          <table:table-cell office:value-type="string">
            <text:p>IND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Indonesia</text:p>
          </table:table-cell>
          <table:table-cell office:value-type="string">
            <text:p>“, “</text:p>
          </table:table-cell>
          <table:table-cell office:value-type="string">
            <text:p>ID</text:p>
          </table:table-cell>
          <table:table-cell office:value-type="string">
            <text:p>“, “</text:p>
          </table:table-cell>
          <table:table-cell office:value-type="string">
            <text:p>ID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Iran, Islamic Republic of</text:p>
          </table:table-cell>
          <table:table-cell office:value-type="string">
            <text:p>“, “</text:p>
          </table:table-cell>
          <table:table-cell office:value-type="string">
            <text:p>IR</text:p>
          </table:table-cell>
          <table:table-cell office:value-type="string">
            <text:p>“, “</text:p>
          </table:table-cell>
          <table:table-cell office:value-type="string">
            <text:p>IR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Iraq</text:p>
          </table:table-cell>
          <table:table-cell office:value-type="string">
            <text:p>“, “</text:p>
          </table:table-cell>
          <table:table-cell office:value-type="string">
            <text:p>IQ</text:p>
          </table:table-cell>
          <table:table-cell office:value-type="string">
            <text:p>“, “</text:p>
          </table:table-cell>
          <table:table-cell office:value-type="string">
            <text:p>IRQ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Ireland</text:p>
          </table:table-cell>
          <table:table-cell office:value-type="string">
            <text:p>“, “</text:p>
          </table:table-cell>
          <table:table-cell office:value-type="string">
            <text:p>IE</text:p>
          </table:table-cell>
          <table:table-cell office:value-type="string">
            <text:p>“, “</text:p>
          </table:table-cell>
          <table:table-cell office:value-type="string">
            <text:p>IRL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Isle of Man</text:p>
          </table:table-cell>
          <table:table-cell office:value-type="string">
            <text:p>“, “</text:p>
          </table:table-cell>
          <table:table-cell office:value-type="string">
            <text:p>IM</text:p>
          </table:table-cell>
          <table:table-cell office:value-type="string">
            <text:p>“, “</text:p>
          </table:table-cell>
          <table:table-cell office:value-type="string">
            <text:p>IM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Israel</text:p>
          </table:table-cell>
          <table:table-cell office:value-type="string">
            <text:p>“, “</text:p>
          </table:table-cell>
          <table:table-cell office:value-type="string">
            <text:p>IL</text:p>
          </table:table-cell>
          <table:table-cell office:value-type="string">
            <text:p>“, “</text:p>
          </table:table-cell>
          <table:table-cell office:value-type="string">
            <text:p>IS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Italy</text:p>
          </table:table-cell>
          <table:table-cell office:value-type="string">
            <text:p>“, “</text:p>
          </table:table-cell>
          <table:table-cell office:value-type="string">
            <text:p>IT</text:p>
          </table:table-cell>
          <table:table-cell office:value-type="string">
            <text:p>“, “</text:p>
          </table:table-cell>
          <table:table-cell office:value-type="string">
            <text:p>IT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Jamaica</text:p>
          </table:table-cell>
          <table:table-cell office:value-type="string">
            <text:p>“, “</text:p>
          </table:table-cell>
          <table:table-cell office:value-type="string">
            <text:p>JM</text:p>
          </table:table-cell>
          <table:table-cell office:value-type="string">
            <text:p>“, “</text:p>
          </table:table-cell>
          <table:table-cell office:value-type="string">
            <text:p>JA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Japan</text:p>
          </table:table-cell>
          <table:table-cell office:value-type="string">
            <text:p>“, “</text:p>
          </table:table-cell>
          <table:table-cell office:value-type="string">
            <text:p>JP</text:p>
          </table:table-cell>
          <table:table-cell office:value-type="string">
            <text:p>“, “</text:p>
          </table:table-cell>
          <table:table-cell office:value-type="string">
            <text:p>JP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Jersey</text:p>
          </table:table-cell>
          <table:table-cell office:value-type="string">
            <text:p>“, “</text:p>
          </table:table-cell>
          <table:table-cell office:value-type="string">
            <text:p>JE</text:p>
          </table:table-cell>
          <table:table-cell office:value-type="string">
            <text:p>“, “</text:p>
          </table:table-cell>
          <table:table-cell office:value-type="string">
            <text:p>JEY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Jordan</text:p>
          </table:table-cell>
          <table:table-cell office:value-type="string">
            <text:p>“, “</text:p>
          </table:table-cell>
          <table:table-cell office:value-type="string">
            <text:p>JO</text:p>
          </table:table-cell>
          <table:table-cell office:value-type="string">
            <text:p>“, “</text:p>
          </table:table-cell>
          <table:table-cell office:value-type="string">
            <text:p>JO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Kazakhstan</text:p>
          </table:table-cell>
          <table:table-cell office:value-type="string">
            <text:p>“, “</text:p>
          </table:table-cell>
          <table:table-cell office:value-type="string">
            <text:p>KZ</text:p>
          </table:table-cell>
          <table:table-cell office:value-type="string">
            <text:p>“, “</text:p>
          </table:table-cell>
          <table:table-cell office:value-type="string">
            <text:p>KAZ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Kenya</text:p>
          </table:table-cell>
          <table:table-cell office:value-type="string">
            <text:p>“, “</text:p>
          </table:table-cell>
          <table:table-cell office:value-type="string">
            <text:p>KE</text:p>
          </table:table-cell>
          <table:table-cell office:value-type="string">
            <text:p>“, “</text:p>
          </table:table-cell>
          <table:table-cell office:value-type="string">
            <text:p>KE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Kiribati</text:p>
          </table:table-cell>
          <table:table-cell office:value-type="string">
            <text:p>“, “</text:p>
          </table:table-cell>
          <table:table-cell office:value-type="string">
            <text:p>KI</text:p>
          </table:table-cell>
          <table:table-cell office:value-type="string">
            <text:p>“, “</text:p>
          </table:table-cell>
          <table:table-cell office:value-type="string">
            <text:p>KI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Korea, Democratic People's Republic of</text:p>
          </table:table-cell>
          <table:table-cell office:value-type="string">
            <text:p>“, “</text:p>
          </table:table-cell>
          <table:table-cell office:value-type="string">
            <text:p>KP</text:p>
          </table:table-cell>
          <table:table-cell office:value-type="string">
            <text:p>“, “</text:p>
          </table:table-cell>
          <table:table-cell office:value-type="string">
            <text:p>PRK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Korea, Republic of</text:p>
          </table:table-cell>
          <table:table-cell office:value-type="string">
            <text:p>“, “</text:p>
          </table:table-cell>
          <table:table-cell office:value-type="string">
            <text:p>KR</text:p>
          </table:table-cell>
          <table:table-cell office:value-type="string">
            <text:p>“, “</text:p>
          </table:table-cell>
          <table:table-cell office:value-type="string">
            <text:p>KO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Kuwait</text:p>
          </table:table-cell>
          <table:table-cell office:value-type="string">
            <text:p>“, “</text:p>
          </table:table-cell>
          <table:table-cell office:value-type="string">
            <text:p>KW</text:p>
          </table:table-cell>
          <table:table-cell office:value-type="string">
            <text:p>“, “</text:p>
          </table:table-cell>
          <table:table-cell office:value-type="string">
            <text:p>KWT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Kyrgyzstan</text:p>
          </table:table-cell>
          <table:table-cell office:value-type="string">
            <text:p>“, “</text:p>
          </table:table-cell>
          <table:table-cell office:value-type="string">
            <text:p>KG</text:p>
          </table:table-cell>
          <table:table-cell office:value-type="string">
            <text:p>“, “</text:p>
          </table:table-cell>
          <table:table-cell office:value-type="string">
            <text:p>KGZ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Lao People's Democratic Republic</text:p>
          </table:table-cell>
          <table:table-cell office:value-type="string">
            <text:p>“, “</text:p>
          </table:table-cell>
          <table:table-cell office:value-type="string">
            <text:p>LA</text:p>
          </table:table-cell>
          <table:table-cell office:value-type="string">
            <text:p>“, “</text:p>
          </table:table-cell>
          <table:table-cell office:value-type="string">
            <text:p>LAO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Latvia</text:p>
          </table:table-cell>
          <table:table-cell office:value-type="string">
            <text:p>“, “</text:p>
          </table:table-cell>
          <table:table-cell office:value-type="string">
            <text:p>LV</text:p>
          </table:table-cell>
          <table:table-cell office:value-type="string">
            <text:p>“, “</text:p>
          </table:table-cell>
          <table:table-cell office:value-type="string">
            <text:p>LV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Lebanon</text:p>
          </table:table-cell>
          <table:table-cell office:value-type="string">
            <text:p>“, “</text:p>
          </table:table-cell>
          <table:table-cell office:value-type="string">
            <text:p>LB</text:p>
          </table:table-cell>
          <table:table-cell office:value-type="string">
            <text:p>“, “</text:p>
          </table:table-cell>
          <table:table-cell office:value-type="string">
            <text:p>LB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Lesotho</text:p>
          </table:table-cell>
          <table:table-cell office:value-type="string">
            <text:p>“, “</text:p>
          </table:table-cell>
          <table:table-cell office:value-type="string">
            <text:p>LS</text:p>
          </table:table-cell>
          <table:table-cell office:value-type="string">
            <text:p>“, “</text:p>
          </table:table-cell>
          <table:table-cell office:value-type="string">
            <text:p>LSO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Liberia</text:p>
          </table:table-cell>
          <table:table-cell office:value-type="string">
            <text:p>“, “</text:p>
          </table:table-cell>
          <table:table-cell office:value-type="string">
            <text:p>LR</text:p>
          </table:table-cell>
          <table:table-cell office:value-type="string">
            <text:p>“, “</text:p>
          </table:table-cell>
          <table:table-cell office:value-type="string">
            <text:p>LB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Libya</text:p>
          </table:table-cell>
          <table:table-cell office:value-type="string">
            <text:p>“, “</text:p>
          </table:table-cell>
          <table:table-cell office:value-type="string">
            <text:p>LY</text:p>
          </table:table-cell>
          <table:table-cell office:value-type="string">
            <text:p>“, “</text:p>
          </table:table-cell>
          <table:table-cell office:value-type="string">
            <text:p>LBY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Liechtenstein</text:p>
          </table:table-cell>
          <table:table-cell office:value-type="string">
            <text:p>“, “</text:p>
          </table:table-cell>
          <table:table-cell office:value-type="string">
            <text:p>LI</text:p>
          </table:table-cell>
          <table:table-cell office:value-type="string">
            <text:p>“, “</text:p>
          </table:table-cell>
          <table:table-cell office:value-type="string">
            <text:p>LIE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Lithuania</text:p>
          </table:table-cell>
          <table:table-cell office:value-type="string">
            <text:p>“, “</text:p>
          </table:table-cell>
          <table:table-cell office:value-type="string">
            <text:p>LT</text:p>
          </table:table-cell>
          <table:table-cell office:value-type="string">
            <text:p>“, “</text:p>
          </table:table-cell>
          <table:table-cell office:value-type="string">
            <text:p>LTU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Luxembourg</text:p>
          </table:table-cell>
          <table:table-cell office:value-type="string">
            <text:p>“, “</text:p>
          </table:table-cell>
          <table:table-cell office:value-type="string">
            <text:p>LU</text:p>
          </table:table-cell>
          <table:table-cell office:value-type="string">
            <text:p>“, “</text:p>
          </table:table-cell>
          <table:table-cell office:value-type="string">
            <text:p>LUX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acao</text:p>
          </table:table-cell>
          <table:table-cell office:value-type="string">
            <text:p>“, “</text:p>
          </table:table-cell>
          <table:table-cell office:value-type="string">
            <text:p>MO</text:p>
          </table:table-cell>
          <table:table-cell office:value-type="string">
            <text:p>“, “</text:p>
          </table:table-cell>
          <table:table-cell office:value-type="string">
            <text:p>MAC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acedonia, The Former Yugoslav Republic of</text:p>
          </table:table-cell>
          <table:table-cell office:value-type="string">
            <text:p>“, “</text:p>
          </table:table-cell>
          <table:table-cell office:value-type="string">
            <text:p>MK</text:p>
          </table:table-cell>
          <table:table-cell office:value-type="string">
            <text:p>“, “</text:p>
          </table:table-cell>
          <table:table-cell office:value-type="string">
            <text:p>MKD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adagascar</text:p>
          </table:table-cell>
          <table:table-cell office:value-type="string">
            <text:p>“, “</text:p>
          </table:table-cell>
          <table:table-cell office:value-type="string">
            <text:p>MG</text:p>
          </table:table-cell>
          <table:table-cell office:value-type="string">
            <text:p>“, “</text:p>
          </table:table-cell>
          <table:table-cell office:value-type="string">
            <text:p>MDG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alawi</text:p>
          </table:table-cell>
          <table:table-cell office:value-type="string">
            <text:p>“, “</text:p>
          </table:table-cell>
          <table:table-cell office:value-type="string">
            <text:p>MW</text:p>
          </table:table-cell>
          <table:table-cell office:value-type="string">
            <text:p>“, “</text:p>
          </table:table-cell>
          <table:table-cell office:value-type="string">
            <text:p>MWI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alaysia</text:p>
          </table:table-cell>
          <table:table-cell office:value-type="string">
            <text:p>“, “</text:p>
          </table:table-cell>
          <table:table-cell office:value-type="string">
            <text:p>MY</text:p>
          </table:table-cell>
          <table:table-cell office:value-type="string">
            <text:p>“, “</text:p>
          </table:table-cell>
          <table:table-cell office:value-type="string">
            <text:p>MYS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aldives</text:p>
          </table:table-cell>
          <table:table-cell office:value-type="string">
            <text:p>“, “</text:p>
          </table:table-cell>
          <table:table-cell office:value-type="string">
            <text:p>MV</text:p>
          </table:table-cell>
          <table:table-cell office:value-type="string">
            <text:p>“, “</text:p>
          </table:table-cell>
          <table:table-cell office:value-type="string">
            <text:p>MDV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ali</text:p>
          </table:table-cell>
          <table:table-cell office:value-type="string">
            <text:p>“, “</text:p>
          </table:table-cell>
          <table:table-cell office:value-type="string">
            <text:p>ML</text:p>
          </table:table-cell>
          <table:table-cell office:value-type="string">
            <text:p>“, “</text:p>
          </table:table-cell>
          <table:table-cell office:value-type="string">
            <text:p>MLI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alta</text:p>
          </table:table-cell>
          <table:table-cell office:value-type="string">
            <text:p>“, “</text:p>
          </table:table-cell>
          <table:table-cell office:value-type="string">
            <text:p>MT</text:p>
          </table:table-cell>
          <table:table-cell office:value-type="string">
            <text:p>“, “</text:p>
          </table:table-cell>
          <table:table-cell office:value-type="string">
            <text:p>MLT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arshall Islands</text:p>
          </table:table-cell>
          <table:table-cell office:value-type="string">
            <text:p>“, “</text:p>
          </table:table-cell>
          <table:table-cell office:value-type="string">
            <text:p>MH</text:p>
          </table:table-cell>
          <table:table-cell office:value-type="string">
            <text:p>“, “</text:p>
          </table:table-cell>
          <table:table-cell office:value-type="string">
            <text:p>MHL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artinique</text:p>
          </table:table-cell>
          <table:table-cell office:value-type="string">
            <text:p>“, “</text:p>
          </table:table-cell>
          <table:table-cell office:value-type="string">
            <text:p>MQ</text:p>
          </table:table-cell>
          <table:table-cell office:value-type="string">
            <text:p>“, “</text:p>
          </table:table-cell>
          <table:table-cell office:value-type="string">
            <text:p>MTQ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auritania</text:p>
          </table:table-cell>
          <table:table-cell office:value-type="string">
            <text:p>“, “</text:p>
          </table:table-cell>
          <table:table-cell office:value-type="string">
            <text:p>MR</text:p>
          </table:table-cell>
          <table:table-cell office:value-type="string">
            <text:p>“, “</text:p>
          </table:table-cell>
          <table:table-cell office:value-type="string">
            <text:p>MRT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auritius</text:p>
          </table:table-cell>
          <table:table-cell office:value-type="string">
            <text:p>“, “</text:p>
          </table:table-cell>
          <table:table-cell office:value-type="string">
            <text:p>MU</text:p>
          </table:table-cell>
          <table:table-cell office:value-type="string">
            <text:p>“, “</text:p>
          </table:table-cell>
          <table:table-cell office:value-type="string">
            <text:p>MUS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ayotte</text:p>
          </table:table-cell>
          <table:table-cell office:value-type="string">
            <text:p>“, “</text:p>
          </table:table-cell>
          <table:table-cell office:value-type="string">
            <text:p>YT</text:p>
          </table:table-cell>
          <table:table-cell office:value-type="string">
            <text:p>“, “</text:p>
          </table:table-cell>
          <table:table-cell office:value-type="string">
            <text:p>MYT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exico</text:p>
          </table:table-cell>
          <table:table-cell office:value-type="string">
            <text:p>“, “</text:p>
          </table:table-cell>
          <table:table-cell office:value-type="string">
            <text:p>MX</text:p>
          </table:table-cell>
          <table:table-cell office:value-type="string">
            <text:p>“, “</text:p>
          </table:table-cell>
          <table:table-cell office:value-type="string">
            <text:p>MEX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icronesia, Federated States of</text:p>
          </table:table-cell>
          <table:table-cell office:value-type="string">
            <text:p>“, “</text:p>
          </table:table-cell>
          <table:table-cell office:value-type="string">
            <text:p>FM</text:p>
          </table:table-cell>
          <table:table-cell office:value-type="string">
            <text:p>“, “</text:p>
          </table:table-cell>
          <table:table-cell office:value-type="string">
            <text:p>FS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oldova, Republic of</text:p>
          </table:table-cell>
          <table:table-cell office:value-type="string">
            <text:p>“, “</text:p>
          </table:table-cell>
          <table:table-cell office:value-type="string">
            <text:p>MD</text:p>
          </table:table-cell>
          <table:table-cell office:value-type="string">
            <text:p>“, “</text:p>
          </table:table-cell>
          <table:table-cell office:value-type="string">
            <text:p>MD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onaco</text:p>
          </table:table-cell>
          <table:table-cell office:value-type="string">
            <text:p>“, “</text:p>
          </table:table-cell>
          <table:table-cell office:value-type="string">
            <text:p>MC</text:p>
          </table:table-cell>
          <table:table-cell office:value-type="string">
            <text:p>“, “</text:p>
          </table:table-cell>
          <table:table-cell office:value-type="string">
            <text:p>MCO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ongolia</text:p>
          </table:table-cell>
          <table:table-cell office:value-type="string">
            <text:p>“, “</text:p>
          </table:table-cell>
          <table:table-cell office:value-type="string">
            <text:p>MN</text:p>
          </table:table-cell>
          <table:table-cell office:value-type="string">
            <text:p>“, “</text:p>
          </table:table-cell>
          <table:table-cell office:value-type="string">
            <text:p>MNG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ontenegro</text:p>
          </table:table-cell>
          <table:table-cell office:value-type="string">
            <text:p>“, “</text:p>
          </table:table-cell>
          <table:table-cell office:value-type="string">
            <text:p>ME</text:p>
          </table:table-cell>
          <table:table-cell office:value-type="string">
            <text:p>“, “</text:p>
          </table:table-cell>
          <table:table-cell office:value-type="string">
            <text:p>MNE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ontserrat</text:p>
          </table:table-cell>
          <table:table-cell office:value-type="string">
            <text:p>“, “</text:p>
          </table:table-cell>
          <table:table-cell office:value-type="string">
            <text:p>MS</text:p>
          </table:table-cell>
          <table:table-cell office:value-type="string">
            <text:p>“, “</text:p>
          </table:table-cell>
          <table:table-cell office:value-type="string">
            <text:p>MS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orocco</text:p>
          </table:table-cell>
          <table:table-cell office:value-type="string">
            <text:p>“, “</text:p>
          </table:table-cell>
          <table:table-cell office:value-type="string">
            <text:p>MA</text:p>
          </table:table-cell>
          <table:table-cell office:value-type="string">
            <text:p>“, “</text:p>
          </table:table-cell>
          <table:table-cell office:value-type="string">
            <text:p>MA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ozambique</text:p>
          </table:table-cell>
          <table:table-cell office:value-type="string">
            <text:p>“, “</text:p>
          </table:table-cell>
          <table:table-cell office:value-type="string">
            <text:p>MZ</text:p>
          </table:table-cell>
          <table:table-cell office:value-type="string">
            <text:p>“, “</text:p>
          </table:table-cell>
          <table:table-cell office:value-type="string">
            <text:p>MOZ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Myanmar</text:p>
          </table:table-cell>
          <table:table-cell office:value-type="string">
            <text:p>“, “</text:p>
          </table:table-cell>
          <table:table-cell office:value-type="string">
            <text:p>MM</text:p>
          </table:table-cell>
          <table:table-cell office:value-type="string">
            <text:p>“, “</text:p>
          </table:table-cell>
          <table:table-cell office:value-type="string">
            <text:p>MM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Namibia</text:p>
          </table:table-cell>
          <table:table-cell office:value-type="string">
            <text:p>“, “</text:p>
          </table:table-cell>
          <table:table-cell office:value-type="string">
            <text:p>NA</text:p>
          </table:table-cell>
          <table:table-cell office:value-type="string">
            <text:p>“, “</text:p>
          </table:table-cell>
          <table:table-cell office:value-type="string">
            <text:p>NA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Nauru</text:p>
          </table:table-cell>
          <table:table-cell office:value-type="string">
            <text:p>“, “</text:p>
          </table:table-cell>
          <table:table-cell office:value-type="string">
            <text:p>NR</text:p>
          </table:table-cell>
          <table:table-cell office:value-type="string">
            <text:p>“, “</text:p>
          </table:table-cell>
          <table:table-cell office:value-type="string">
            <text:p>NRU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Nepal</text:p>
          </table:table-cell>
          <table:table-cell office:value-type="string">
            <text:p>“, “</text:p>
          </table:table-cell>
          <table:table-cell office:value-type="string">
            <text:p>NP</text:p>
          </table:table-cell>
          <table:table-cell office:value-type="string">
            <text:p>“, “</text:p>
          </table:table-cell>
          <table:table-cell office:value-type="string">
            <text:p>NPL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Netherlands</text:p>
          </table:table-cell>
          <table:table-cell office:value-type="string">
            <text:p>“, “</text:p>
          </table:table-cell>
          <table:table-cell office:value-type="string">
            <text:p>NL</text:p>
          </table:table-cell>
          <table:table-cell office:value-type="string">
            <text:p>“, “</text:p>
          </table:table-cell>
          <table:table-cell office:value-type="string">
            <text:p>NLD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New Caledonia</text:p>
          </table:table-cell>
          <table:table-cell office:value-type="string">
            <text:p>“, “</text:p>
          </table:table-cell>
          <table:table-cell office:value-type="string">
            <text:p>NC</text:p>
          </table:table-cell>
          <table:table-cell office:value-type="string">
            <text:p>“, “</text:p>
          </table:table-cell>
          <table:table-cell office:value-type="string">
            <text:p>NCL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New Zealand</text:p>
          </table:table-cell>
          <table:table-cell office:value-type="string">
            <text:p>“, “</text:p>
          </table:table-cell>
          <table:table-cell office:value-type="string">
            <text:p>NZ</text:p>
          </table:table-cell>
          <table:table-cell office:value-type="string">
            <text:p>“, “</text:p>
          </table:table-cell>
          <table:table-cell office:value-type="string">
            <text:p>NZL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Nicaragua</text:p>
          </table:table-cell>
          <table:table-cell office:value-type="string">
            <text:p>“, “</text:p>
          </table:table-cell>
          <table:table-cell office:value-type="string">
            <text:p>NI</text:p>
          </table:table-cell>
          <table:table-cell office:value-type="string">
            <text:p>“, “</text:p>
          </table:table-cell>
          <table:table-cell office:value-type="string">
            <text:p>NIC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Niger</text:p>
          </table:table-cell>
          <table:table-cell office:value-type="string">
            <text:p>“, “</text:p>
          </table:table-cell>
          <table:table-cell office:value-type="string">
            <text:p>NE</text:p>
          </table:table-cell>
          <table:table-cell office:value-type="string">
            <text:p>“, “</text:p>
          </table:table-cell>
          <table:table-cell office:value-type="string">
            <text:p>NE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Nigeria</text:p>
          </table:table-cell>
          <table:table-cell office:value-type="string">
            <text:p>“, “</text:p>
          </table:table-cell>
          <table:table-cell office:value-type="string">
            <text:p>NG</text:p>
          </table:table-cell>
          <table:table-cell office:value-type="string">
            <text:p>“, “</text:p>
          </table:table-cell>
          <table:table-cell office:value-type="string">
            <text:p>NG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Niue</text:p>
          </table:table-cell>
          <table:table-cell office:value-type="string">
            <text:p>“, “</text:p>
          </table:table-cell>
          <table:table-cell office:value-type="string">
            <text:p>NU</text:p>
          </table:table-cell>
          <table:table-cell office:value-type="string">
            <text:p>“, “</text:p>
          </table:table-cell>
          <table:table-cell office:value-type="string">
            <text:p>NIU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Norfolk Island</text:p>
          </table:table-cell>
          <table:table-cell office:value-type="string">
            <text:p>“, “</text:p>
          </table:table-cell>
          <table:table-cell office:value-type="string">
            <text:p>NF</text:p>
          </table:table-cell>
          <table:table-cell office:value-type="string">
            <text:p>“, “</text:p>
          </table:table-cell>
          <table:table-cell office:value-type="string">
            <text:p>NFK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Northern Mariana Islands</text:p>
          </table:table-cell>
          <table:table-cell office:value-type="string">
            <text:p>“, “</text:p>
          </table:table-cell>
          <table:table-cell office:value-type="string">
            <text:p>MP</text:p>
          </table:table-cell>
          <table:table-cell office:value-type="string">
            <text:p>“, “</text:p>
          </table:table-cell>
          <table:table-cell office:value-type="string">
            <text:p>MNP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Norway</text:p>
          </table:table-cell>
          <table:table-cell office:value-type="string">
            <text:p>“, “</text:p>
          </table:table-cell>
          <table:table-cell office:value-type="string">
            <text:p>NO</text:p>
          </table:table-cell>
          <table:table-cell office:value-type="string">
            <text:p>“, “</text:p>
          </table:table-cell>
          <table:table-cell office:value-type="string">
            <text:p>NO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Oman</text:p>
          </table:table-cell>
          <table:table-cell office:value-type="string">
            <text:p>“, “</text:p>
          </table:table-cell>
          <table:table-cell office:value-type="string">
            <text:p>OM</text:p>
          </table:table-cell>
          <table:table-cell office:value-type="string">
            <text:p>“, “</text:p>
          </table:table-cell>
          <table:table-cell office:value-type="string">
            <text:p>OM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Pakistan</text:p>
          </table:table-cell>
          <table:table-cell office:value-type="string">
            <text:p>“, “</text:p>
          </table:table-cell>
          <table:table-cell office:value-type="string">
            <text:p>PK</text:p>
          </table:table-cell>
          <table:table-cell office:value-type="string">
            <text:p>“, “</text:p>
          </table:table-cell>
          <table:table-cell office:value-type="string">
            <text:p>PAK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Palau</text:p>
          </table:table-cell>
          <table:table-cell office:value-type="string">
            <text:p>“, “</text:p>
          </table:table-cell>
          <table:table-cell office:value-type="string">
            <text:p>PW</text:p>
          </table:table-cell>
          <table:table-cell office:value-type="string">
            <text:p>“, “</text:p>
          </table:table-cell>
          <table:table-cell office:value-type="string">
            <text:p>PLW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Palestine, State of</text:p>
          </table:table-cell>
          <table:table-cell office:value-type="string">
            <text:p>“, “</text:p>
          </table:table-cell>
          <table:table-cell office:value-type="string">
            <text:p>PS</text:p>
          </table:table-cell>
          <table:table-cell office:value-type="string">
            <text:p>“, “</text:p>
          </table:table-cell>
          <table:table-cell office:value-type="string">
            <text:p>PSE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Panama</text:p>
          </table:table-cell>
          <table:table-cell office:value-type="string">
            <text:p>“, “</text:p>
          </table:table-cell>
          <table:table-cell office:value-type="string">
            <text:p>PA</text:p>
          </table:table-cell>
          <table:table-cell office:value-type="string">
            <text:p>“, “</text:p>
          </table:table-cell>
          <table:table-cell office:value-type="string">
            <text:p>PA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Papua New Guinea</text:p>
          </table:table-cell>
          <table:table-cell office:value-type="string">
            <text:p>“, “</text:p>
          </table:table-cell>
          <table:table-cell office:value-type="string">
            <text:p>PG</text:p>
          </table:table-cell>
          <table:table-cell office:value-type="string">
            <text:p>“, “</text:p>
          </table:table-cell>
          <table:table-cell office:value-type="string">
            <text:p>PNG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Paraguay</text:p>
          </table:table-cell>
          <table:table-cell office:value-type="string">
            <text:p>“, “</text:p>
          </table:table-cell>
          <table:table-cell office:value-type="string">
            <text:p>PY</text:p>
          </table:table-cell>
          <table:table-cell office:value-type="string">
            <text:p>“, “</text:p>
          </table:table-cell>
          <table:table-cell office:value-type="string">
            <text:p>PRY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Peru</text:p>
          </table:table-cell>
          <table:table-cell office:value-type="string">
            <text:p>“, “</text:p>
          </table:table-cell>
          <table:table-cell office:value-type="string">
            <text:p>PE</text:p>
          </table:table-cell>
          <table:table-cell office:value-type="string">
            <text:p>“, “</text:p>
          </table:table-cell>
          <table:table-cell office:value-type="string">
            <text:p>PE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Philippines</text:p>
          </table:table-cell>
          <table:table-cell office:value-type="string">
            <text:p>“, “</text:p>
          </table:table-cell>
          <table:table-cell office:value-type="string">
            <text:p>PH</text:p>
          </table:table-cell>
          <table:table-cell office:value-type="string">
            <text:p>“, “</text:p>
          </table:table-cell>
          <table:table-cell office:value-type="string">
            <text:p>PHL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Pitcairn</text:p>
          </table:table-cell>
          <table:table-cell office:value-type="string">
            <text:p>“, “</text:p>
          </table:table-cell>
          <table:table-cell office:value-type="string">
            <text:p>PN</text:p>
          </table:table-cell>
          <table:table-cell office:value-type="string">
            <text:p>“, “</text:p>
          </table:table-cell>
          <table:table-cell office:value-type="string">
            <text:p>PC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Poland</text:p>
          </table:table-cell>
          <table:table-cell office:value-type="string">
            <text:p>“, “</text:p>
          </table:table-cell>
          <table:table-cell office:value-type="string">
            <text:p>PL</text:p>
          </table:table-cell>
          <table:table-cell office:value-type="string">
            <text:p>“, “</text:p>
          </table:table-cell>
          <table:table-cell office:value-type="string">
            <text:p>POL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Portugal</text:p>
          </table:table-cell>
          <table:table-cell office:value-type="string">
            <text:p>“, “</text:p>
          </table:table-cell>
          <table:table-cell office:value-type="string">
            <text:p>PT</text:p>
          </table:table-cell>
          <table:table-cell office:value-type="string">
            <text:p>“, “</text:p>
          </table:table-cell>
          <table:table-cell office:value-type="string">
            <text:p>PRT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Puerto Rico</text:p>
          </table:table-cell>
          <table:table-cell office:value-type="string">
            <text:p>“, “</text:p>
          </table:table-cell>
          <table:table-cell office:value-type="string">
            <text:p>PR</text:p>
          </table:table-cell>
          <table:table-cell office:value-type="string">
            <text:p>“, “</text:p>
          </table:table-cell>
          <table:table-cell office:value-type="string">
            <text:p>PRI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Qatar</text:p>
          </table:table-cell>
          <table:table-cell office:value-type="string">
            <text:p>“, “</text:p>
          </table:table-cell>
          <table:table-cell office:value-type="string">
            <text:p>QA</text:p>
          </table:table-cell>
          <table:table-cell office:value-type="string">
            <text:p>“, “</text:p>
          </table:table-cell>
          <table:table-cell office:value-type="string">
            <text:p>QAT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Réunion</text:p>
          </table:table-cell>
          <table:table-cell office:value-type="string">
            <text:p>“, “</text:p>
          </table:table-cell>
          <table:table-cell office:value-type="string">
            <text:p>RE</text:p>
          </table:table-cell>
          <table:table-cell office:value-type="string">
            <text:p>“, “</text:p>
          </table:table-cell>
          <table:table-cell office:value-type="string">
            <text:p>REU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Romania</text:p>
          </table:table-cell>
          <table:table-cell office:value-type="string">
            <text:p>“, “</text:p>
          </table:table-cell>
          <table:table-cell office:value-type="string">
            <text:p>RO</text:p>
          </table:table-cell>
          <table:table-cell office:value-type="string">
            <text:p>“, “</text:p>
          </table:table-cell>
          <table:table-cell office:value-type="string">
            <text:p>ROU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Russian Federation</text:p>
          </table:table-cell>
          <table:table-cell office:value-type="string">
            <text:p>“, “</text:p>
          </table:table-cell>
          <table:table-cell office:value-type="string">
            <text:p>RU</text:p>
          </table:table-cell>
          <table:table-cell office:value-type="string">
            <text:p>“, “</text:p>
          </table:table-cell>
          <table:table-cell office:value-type="string">
            <text:p>RUS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Rwanda</text:p>
          </table:table-cell>
          <table:table-cell office:value-type="string">
            <text:p>“, “</text:p>
          </table:table-cell>
          <table:table-cell office:value-type="string">
            <text:p>RW</text:p>
          </table:table-cell>
          <table:table-cell office:value-type="string">
            <text:p>“, “</text:p>
          </table:table-cell>
          <table:table-cell office:value-type="string">
            <text:p>RW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aint Barthélemy</text:p>
          </table:table-cell>
          <table:table-cell office:value-type="string">
            <text:p>“, “</text:p>
          </table:table-cell>
          <table:table-cell office:value-type="string">
            <text:p>BL</text:p>
          </table:table-cell>
          <table:table-cell office:value-type="string">
            <text:p>“, “</text:p>
          </table:table-cell>
          <table:table-cell office:value-type="string">
            <text:p>BL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aint Helena, Ascension and Tristan da Cunha</text:p>
          </table:table-cell>
          <table:table-cell office:value-type="string">
            <text:p>“, “</text:p>
          </table:table-cell>
          <table:table-cell office:value-type="string">
            <text:p>SH</text:p>
          </table:table-cell>
          <table:table-cell office:value-type="string">
            <text:p>“, “</text:p>
          </table:table-cell>
          <table:table-cell office:value-type="string">
            <text:p>SH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aint Kitts and Nevis</text:p>
          </table:table-cell>
          <table:table-cell office:value-type="string">
            <text:p>“, “</text:p>
          </table:table-cell>
          <table:table-cell office:value-type="string">
            <text:p>KN</text:p>
          </table:table-cell>
          <table:table-cell office:value-type="string">
            <text:p>“, “</text:p>
          </table:table-cell>
          <table:table-cell office:value-type="string">
            <text:p>KN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aint Lucia</text:p>
          </table:table-cell>
          <table:table-cell office:value-type="string">
            <text:p>“, “</text:p>
          </table:table-cell>
          <table:table-cell office:value-type="string">
            <text:p>LC</text:p>
          </table:table-cell>
          <table:table-cell office:value-type="string">
            <text:p>“, “</text:p>
          </table:table-cell>
          <table:table-cell office:value-type="string">
            <text:p>LC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aint Martin (French part)</text:p>
          </table:table-cell>
          <table:table-cell office:value-type="string">
            <text:p>“, “</text:p>
          </table:table-cell>
          <table:table-cell office:value-type="string">
            <text:p>MF</text:p>
          </table:table-cell>
          <table:table-cell office:value-type="string">
            <text:p>“, “</text:p>
          </table:table-cell>
          <table:table-cell office:value-type="string">
            <text:p>MAF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aint Pierre and Miquelon</text:p>
          </table:table-cell>
          <table:table-cell office:value-type="string">
            <text:p>“, “</text:p>
          </table:table-cell>
          <table:table-cell office:value-type="string">
            <text:p>PM</text:p>
          </table:table-cell>
          <table:table-cell office:value-type="string">
            <text:p>“, “</text:p>
          </table:table-cell>
          <table:table-cell office:value-type="string">
            <text:p>SP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aint Vincent and the Grenadines</text:p>
          </table:table-cell>
          <table:table-cell office:value-type="string">
            <text:p>“, “</text:p>
          </table:table-cell>
          <table:table-cell office:value-type="string">
            <text:p>VC</text:p>
          </table:table-cell>
          <table:table-cell office:value-type="string">
            <text:p>“, “</text:p>
          </table:table-cell>
          <table:table-cell office:value-type="string">
            <text:p>VCT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amoa</text:p>
          </table:table-cell>
          <table:table-cell office:value-type="string">
            <text:p>“, “</text:p>
          </table:table-cell>
          <table:table-cell office:value-type="string">
            <text:p>WS</text:p>
          </table:table-cell>
          <table:table-cell office:value-type="string">
            <text:p>“, “</text:p>
          </table:table-cell>
          <table:table-cell office:value-type="string">
            <text:p>WS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an Marino</text:p>
          </table:table-cell>
          <table:table-cell office:value-type="string">
            <text:p>“, “</text:p>
          </table:table-cell>
          <table:table-cell office:value-type="string">
            <text:p>SM</text:p>
          </table:table-cell>
          <table:table-cell office:value-type="string">
            <text:p>“, “</text:p>
          </table:table-cell>
          <table:table-cell office:value-type="string">
            <text:p>SM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ao Tome and Principe</text:p>
          </table:table-cell>
          <table:table-cell office:value-type="string">
            <text:p>“, “</text:p>
          </table:table-cell>
          <table:table-cell office:value-type="string">
            <text:p>ST</text:p>
          </table:table-cell>
          <table:table-cell office:value-type="string">
            <text:p>“, “</text:p>
          </table:table-cell>
          <table:table-cell office:value-type="string">
            <text:p>STP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audi Arabia</text:p>
          </table:table-cell>
          <table:table-cell office:value-type="string">
            <text:p>“, “</text:p>
          </table:table-cell>
          <table:table-cell office:value-type="string">
            <text:p>SA</text:p>
          </table:table-cell>
          <table:table-cell office:value-type="string">
            <text:p>“, “</text:p>
          </table:table-cell>
          <table:table-cell office:value-type="string">
            <text:p>SAU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enegal</text:p>
          </table:table-cell>
          <table:table-cell office:value-type="string">
            <text:p>“, “</text:p>
          </table:table-cell>
          <table:table-cell office:value-type="string">
            <text:p>SN</text:p>
          </table:table-cell>
          <table:table-cell office:value-type="string">
            <text:p>“, “</text:p>
          </table:table-cell>
          <table:table-cell office:value-type="string">
            <text:p>SE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erbia</text:p>
          </table:table-cell>
          <table:table-cell office:value-type="string">
            <text:p>“, “</text:p>
          </table:table-cell>
          <table:table-cell office:value-type="string">
            <text:p>RS</text:p>
          </table:table-cell>
          <table:table-cell office:value-type="string">
            <text:p>“, “</text:p>
          </table:table-cell>
          <table:table-cell office:value-type="string">
            <text:p>SRB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eychelles</text:p>
          </table:table-cell>
          <table:table-cell office:value-type="string">
            <text:p>“, “</text:p>
          </table:table-cell>
          <table:table-cell office:value-type="string">
            <text:p>SC</text:p>
          </table:table-cell>
          <table:table-cell office:value-type="string">
            <text:p>“, “</text:p>
          </table:table-cell>
          <table:table-cell office:value-type="string">
            <text:p>SYC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ierra Leone</text:p>
          </table:table-cell>
          <table:table-cell office:value-type="string">
            <text:p>“, “</text:p>
          </table:table-cell>
          <table:table-cell office:value-type="string">
            <text:p>SL</text:p>
          </table:table-cell>
          <table:table-cell office:value-type="string">
            <text:p>“, “</text:p>
          </table:table-cell>
          <table:table-cell office:value-type="string">
            <text:p>SLE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ingapore</text:p>
          </table:table-cell>
          <table:table-cell office:value-type="string">
            <text:p>“, “</text:p>
          </table:table-cell>
          <table:table-cell office:value-type="string">
            <text:p>SG</text:p>
          </table:table-cell>
          <table:table-cell office:value-type="string">
            <text:p>“, “</text:p>
          </table:table-cell>
          <table:table-cell office:value-type="string">
            <text:p>SGP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int Maarten (Dutch part)</text:p>
          </table:table-cell>
          <table:table-cell office:value-type="string">
            <text:p>“, “</text:p>
          </table:table-cell>
          <table:table-cell office:value-type="string">
            <text:p>SX</text:p>
          </table:table-cell>
          <table:table-cell office:value-type="string">
            <text:p>“, “</text:p>
          </table:table-cell>
          <table:table-cell office:value-type="string">
            <text:p>SX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lovakia</text:p>
          </table:table-cell>
          <table:table-cell office:value-type="string">
            <text:p>“, “</text:p>
          </table:table-cell>
          <table:table-cell office:value-type="string">
            <text:p>SK</text:p>
          </table:table-cell>
          <table:table-cell office:value-type="string">
            <text:p>“, “</text:p>
          </table:table-cell>
          <table:table-cell office:value-type="string">
            <text:p>SVK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lovenia</text:p>
          </table:table-cell>
          <table:table-cell office:value-type="string">
            <text:p>“, “</text:p>
          </table:table-cell>
          <table:table-cell office:value-type="string">
            <text:p>SI</text:p>
          </table:table-cell>
          <table:table-cell office:value-type="string">
            <text:p>“, “</text:p>
          </table:table-cell>
          <table:table-cell office:value-type="string">
            <text:p>SV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olomon Islands</text:p>
          </table:table-cell>
          <table:table-cell office:value-type="string">
            <text:p>“, “</text:p>
          </table:table-cell>
          <table:table-cell office:value-type="string">
            <text:p>SB</text:p>
          </table:table-cell>
          <table:table-cell office:value-type="string">
            <text:p>“, “</text:p>
          </table:table-cell>
          <table:table-cell office:value-type="string">
            <text:p>SLB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omalia</text:p>
          </table:table-cell>
          <table:table-cell office:value-type="string">
            <text:p>“, “</text:p>
          </table:table-cell>
          <table:table-cell office:value-type="string">
            <text:p>SO</text:p>
          </table:table-cell>
          <table:table-cell office:value-type="string">
            <text:p>“, “</text:p>
          </table:table-cell>
          <table:table-cell office:value-type="string">
            <text:p>SO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outh Africa</text:p>
          </table:table-cell>
          <table:table-cell office:value-type="string">
            <text:p>“, “</text:p>
          </table:table-cell>
          <table:table-cell office:value-type="string">
            <text:p>ZA</text:p>
          </table:table-cell>
          <table:table-cell office:value-type="string">
            <text:p>“, “</text:p>
          </table:table-cell>
          <table:table-cell office:value-type="string">
            <text:p>ZAF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outh Georgia and the South Sandwich Islands</text:p>
          </table:table-cell>
          <table:table-cell office:value-type="string">
            <text:p>“, “</text:p>
          </table:table-cell>
          <table:table-cell office:value-type="string">
            <text:p>GS</text:p>
          </table:table-cell>
          <table:table-cell office:value-type="string">
            <text:p>“, “</text:p>
          </table:table-cell>
          <table:table-cell office:value-type="string">
            <text:p>SGS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outh Sudan</text:p>
          </table:table-cell>
          <table:table-cell office:value-type="string">
            <text:p>“, “</text:p>
          </table:table-cell>
          <table:table-cell office:value-type="string">
            <text:p>SS</text:p>
          </table:table-cell>
          <table:table-cell office:value-type="string">
            <text:p>“, “</text:p>
          </table:table-cell>
          <table:table-cell office:value-type="string">
            <text:p>SSD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pain</text:p>
          </table:table-cell>
          <table:table-cell office:value-type="string">
            <text:p>“, “</text:p>
          </table:table-cell>
          <table:table-cell office:value-type="string">
            <text:p>ES</text:p>
          </table:table-cell>
          <table:table-cell office:value-type="string">
            <text:p>“, “</text:p>
          </table:table-cell>
          <table:table-cell office:value-type="string">
            <text:p>ESP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ri Lanka</text:p>
          </table:table-cell>
          <table:table-cell office:value-type="string">
            <text:p>“, “</text:p>
          </table:table-cell>
          <table:table-cell office:value-type="string">
            <text:p>LK</text:p>
          </table:table-cell>
          <table:table-cell office:value-type="string">
            <text:p>“, “</text:p>
          </table:table-cell>
          <table:table-cell office:value-type="string">
            <text:p>LK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udan</text:p>
          </table:table-cell>
          <table:table-cell office:value-type="string">
            <text:p>“, “</text:p>
          </table:table-cell>
          <table:table-cell office:value-type="string">
            <text:p>SD</text:p>
          </table:table-cell>
          <table:table-cell office:value-type="string">
            <text:p>“, “</text:p>
          </table:table-cell>
          <table:table-cell office:value-type="string">
            <text:p>SD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uriname</text:p>
          </table:table-cell>
          <table:table-cell office:value-type="string">
            <text:p>“, “</text:p>
          </table:table-cell>
          <table:table-cell office:value-type="string">
            <text:p>SR</text:p>
          </table:table-cell>
          <table:table-cell office:value-type="string">
            <text:p>“, “</text:p>
          </table:table-cell>
          <table:table-cell office:value-type="string">
            <text:p>SU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valbard and Jan Mayen</text:p>
          </table:table-cell>
          <table:table-cell office:value-type="string">
            <text:p>“, “</text:p>
          </table:table-cell>
          <table:table-cell office:value-type="string">
            <text:p>SJ</text:p>
          </table:table-cell>
          <table:table-cell office:value-type="string">
            <text:p>“, “</text:p>
          </table:table-cell>
          <table:table-cell office:value-type="string">
            <text:p>SJ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waziland</text:p>
          </table:table-cell>
          <table:table-cell office:value-type="string">
            <text:p>“, “</text:p>
          </table:table-cell>
          <table:table-cell office:value-type="string">
            <text:p>SZ</text:p>
          </table:table-cell>
          <table:table-cell office:value-type="string">
            <text:p>“, “</text:p>
          </table:table-cell>
          <table:table-cell office:value-type="string">
            <text:p>SWZ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weden</text:p>
          </table:table-cell>
          <table:table-cell office:value-type="string">
            <text:p>“, “</text:p>
          </table:table-cell>
          <table:table-cell office:value-type="string">
            <text:p>SE</text:p>
          </table:table-cell>
          <table:table-cell office:value-type="string">
            <text:p>“, “</text:p>
          </table:table-cell>
          <table:table-cell office:value-type="string">
            <text:p>SWE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witzerland</text:p>
          </table:table-cell>
          <table:table-cell office:value-type="string">
            <text:p>“, “</text:p>
          </table:table-cell>
          <table:table-cell office:value-type="string">
            <text:p>CH</text:p>
          </table:table-cell>
          <table:table-cell office:value-type="string">
            <text:p>“, “</text:p>
          </table:table-cell>
          <table:table-cell office:value-type="string">
            <text:p>CHE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Syrian Arab Republic</text:p>
          </table:table-cell>
          <table:table-cell office:value-type="string">
            <text:p>“, “</text:p>
          </table:table-cell>
          <table:table-cell office:value-type="string">
            <text:p>SY</text:p>
          </table:table-cell>
          <table:table-cell office:value-type="string">
            <text:p>“, “</text:p>
          </table:table-cell>
          <table:table-cell office:value-type="string">
            <text:p>SY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Taiwan, Province of China</text:p>
          </table:table-cell>
          <table:table-cell office:value-type="string">
            <text:p>“, “</text:p>
          </table:table-cell>
          <table:table-cell office:value-type="string">
            <text:p>TW</text:p>
          </table:table-cell>
          <table:table-cell office:value-type="string">
            <text:p>“, “</text:p>
          </table:table-cell>
          <table:table-cell office:value-type="string">
            <text:p>TW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Tajikistan</text:p>
          </table:table-cell>
          <table:table-cell office:value-type="string">
            <text:p>“, “</text:p>
          </table:table-cell>
          <table:table-cell office:value-type="string">
            <text:p>TJ</text:p>
          </table:table-cell>
          <table:table-cell office:value-type="string">
            <text:p>“, “</text:p>
          </table:table-cell>
          <table:table-cell office:value-type="string">
            <text:p>TJK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Tanzania, United Republic of</text:p>
          </table:table-cell>
          <table:table-cell office:value-type="string">
            <text:p>“, “</text:p>
          </table:table-cell>
          <table:table-cell office:value-type="string">
            <text:p>TZ</text:p>
          </table:table-cell>
          <table:table-cell office:value-type="string">
            <text:p>“, “</text:p>
          </table:table-cell>
          <table:table-cell office:value-type="string">
            <text:p>TZ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Thailand</text:p>
          </table:table-cell>
          <table:table-cell office:value-type="string">
            <text:p>“, “</text:p>
          </table:table-cell>
          <table:table-cell office:value-type="string">
            <text:p>TH</text:p>
          </table:table-cell>
          <table:table-cell office:value-type="string">
            <text:p>“, “</text:p>
          </table:table-cell>
          <table:table-cell office:value-type="string">
            <text:p>TH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Timor-Leste</text:p>
          </table:table-cell>
          <table:table-cell office:value-type="string">
            <text:p>“, “</text:p>
          </table:table-cell>
          <table:table-cell office:value-type="string">
            <text:p>TL</text:p>
          </table:table-cell>
          <table:table-cell office:value-type="string">
            <text:p>“, “</text:p>
          </table:table-cell>
          <table:table-cell office:value-type="string">
            <text:p>TLS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Togo</text:p>
          </table:table-cell>
          <table:table-cell office:value-type="string">
            <text:p>“, “</text:p>
          </table:table-cell>
          <table:table-cell office:value-type="string">
            <text:p>TG</text:p>
          </table:table-cell>
          <table:table-cell office:value-type="string">
            <text:p>“, “</text:p>
          </table:table-cell>
          <table:table-cell office:value-type="string">
            <text:p>TGO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Tokelau</text:p>
          </table:table-cell>
          <table:table-cell office:value-type="string">
            <text:p>“, “</text:p>
          </table:table-cell>
          <table:table-cell office:value-type="string">
            <text:p>TK</text:p>
          </table:table-cell>
          <table:table-cell office:value-type="string">
            <text:p>“, “</text:p>
          </table:table-cell>
          <table:table-cell office:value-type="string">
            <text:p>TKL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Tonga</text:p>
          </table:table-cell>
          <table:table-cell office:value-type="string">
            <text:p>“, “</text:p>
          </table:table-cell>
          <table:table-cell office:value-type="string">
            <text:p>TO</text:p>
          </table:table-cell>
          <table:table-cell office:value-type="string">
            <text:p>“, “</text:p>
          </table:table-cell>
          <table:table-cell office:value-type="string">
            <text:p>TO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Trinidad and Tobago</text:p>
          </table:table-cell>
          <table:table-cell office:value-type="string">
            <text:p>“, “</text:p>
          </table:table-cell>
          <table:table-cell office:value-type="string">
            <text:p>TT</text:p>
          </table:table-cell>
          <table:table-cell office:value-type="string">
            <text:p>“, “</text:p>
          </table:table-cell>
          <table:table-cell office:value-type="string">
            <text:p>TTO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Tunisia</text:p>
          </table:table-cell>
          <table:table-cell office:value-type="string">
            <text:p>“, “</text:p>
          </table:table-cell>
          <table:table-cell office:value-type="string">
            <text:p>TN</text:p>
          </table:table-cell>
          <table:table-cell office:value-type="string">
            <text:p>“, “</text:p>
          </table:table-cell>
          <table:table-cell office:value-type="string">
            <text:p>TU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Turkey</text:p>
          </table:table-cell>
          <table:table-cell office:value-type="string">
            <text:p>“, “</text:p>
          </table:table-cell>
          <table:table-cell office:value-type="string">
            <text:p>TR</text:p>
          </table:table-cell>
          <table:table-cell office:value-type="string">
            <text:p>“, “</text:p>
          </table:table-cell>
          <table:table-cell office:value-type="string">
            <text:p>TU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Turkmenistan</text:p>
          </table:table-cell>
          <table:table-cell office:value-type="string">
            <text:p>“, “</text:p>
          </table:table-cell>
          <table:table-cell office:value-type="string">
            <text:p>TM</text:p>
          </table:table-cell>
          <table:table-cell office:value-type="string">
            <text:p>“, “</text:p>
          </table:table-cell>
          <table:table-cell office:value-type="string">
            <text:p>TK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Turks and Caicos Islands</text:p>
          </table:table-cell>
          <table:table-cell office:value-type="string">
            <text:p>“, “</text:p>
          </table:table-cell>
          <table:table-cell office:value-type="string">
            <text:p>TC</text:p>
          </table:table-cell>
          <table:table-cell office:value-type="string">
            <text:p>“, “</text:p>
          </table:table-cell>
          <table:table-cell office:value-type="string">
            <text:p>TC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Tuvalu</text:p>
          </table:table-cell>
          <table:table-cell office:value-type="string">
            <text:p>“, “</text:p>
          </table:table-cell>
          <table:table-cell office:value-type="string">
            <text:p>TV</text:p>
          </table:table-cell>
          <table:table-cell office:value-type="string">
            <text:p>“, “</text:p>
          </table:table-cell>
          <table:table-cell office:value-type="string">
            <text:p>TUV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Uganda</text:p>
          </table:table-cell>
          <table:table-cell office:value-type="string">
            <text:p>“, “</text:p>
          </table:table-cell>
          <table:table-cell office:value-type="string">
            <text:p>UG</text:p>
          </table:table-cell>
          <table:table-cell office:value-type="string">
            <text:p>“, “</text:p>
          </table:table-cell>
          <table:table-cell office:value-type="string">
            <text:p>UG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Ukraine</text:p>
          </table:table-cell>
          <table:table-cell office:value-type="string">
            <text:p>“, “</text:p>
          </table:table-cell>
          <table:table-cell office:value-type="string">
            <text:p>UA</text:p>
          </table:table-cell>
          <table:table-cell office:value-type="string">
            <text:p>“, “</text:p>
          </table:table-cell>
          <table:table-cell office:value-type="string">
            <text:p>UK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United Arab Emirates</text:p>
          </table:table-cell>
          <table:table-cell office:value-type="string">
            <text:p>“, “</text:p>
          </table:table-cell>
          <table:table-cell office:value-type="string">
            <text:p>AE</text:p>
          </table:table-cell>
          <table:table-cell office:value-type="string">
            <text:p>“, “</text:p>
          </table:table-cell>
          <table:table-cell office:value-type="string">
            <text:p>ARE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United Kingdom</text:p>
          </table:table-cell>
          <table:table-cell office:value-type="string">
            <text:p>“, “</text:p>
          </table:table-cell>
          <table:table-cell office:value-type="string">
            <text:p>GB</text:p>
          </table:table-cell>
          <table:table-cell office:value-type="string">
            <text:p>“, “</text:p>
          </table:table-cell>
          <table:table-cell office:value-type="string">
            <text:p>GB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United States</text:p>
          </table:table-cell>
          <table:table-cell office:value-type="string">
            <text:p>“, “</text:p>
          </table:table-cell>
          <table:table-cell office:value-type="string">
            <text:p>US</text:p>
          </table:table-cell>
          <table:table-cell office:value-type="string">
            <text:p>“, “</text:p>
          </table:table-cell>
          <table:table-cell office:value-type="string">
            <text:p>USA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United States Minor Outlying Islands</text:p>
          </table:table-cell>
          <table:table-cell office:value-type="string">
            <text:p>“, “</text:p>
          </table:table-cell>
          <table:table-cell office:value-type="string">
            <text:p>UM</text:p>
          </table:table-cell>
          <table:table-cell office:value-type="string">
            <text:p>“, “</text:p>
          </table:table-cell>
          <table:table-cell office:value-type="string">
            <text:p>UMI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Uruguay</text:p>
          </table:table-cell>
          <table:table-cell office:value-type="string">
            <text:p>“, “</text:p>
          </table:table-cell>
          <table:table-cell office:value-type="string">
            <text:p>UY</text:p>
          </table:table-cell>
          <table:table-cell office:value-type="string">
            <text:p>“, “</text:p>
          </table:table-cell>
          <table:table-cell office:value-type="string">
            <text:p>URY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Uzbekistan</text:p>
          </table:table-cell>
          <table:table-cell office:value-type="string">
            <text:p>“, “</text:p>
          </table:table-cell>
          <table:table-cell office:value-type="string">
            <text:p>UZ</text:p>
          </table:table-cell>
          <table:table-cell office:value-type="string">
            <text:p>“, “</text:p>
          </table:table-cell>
          <table:table-cell office:value-type="string">
            <text:p>UZB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Vanuatu</text:p>
          </table:table-cell>
          <table:table-cell office:value-type="string">
            <text:p>“, “</text:p>
          </table:table-cell>
          <table:table-cell office:value-type="string">
            <text:p>VU</text:p>
          </table:table-cell>
          <table:table-cell office:value-type="string">
            <text:p>“, “</text:p>
          </table:table-cell>
          <table:table-cell office:value-type="string">
            <text:p>VUT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Venezuela, Bolivarian Republic of</text:p>
          </table:table-cell>
          <table:table-cell office:value-type="string">
            <text:p>“, “</text:p>
          </table:table-cell>
          <table:table-cell office:value-type="string">
            <text:p>VE</text:p>
          </table:table-cell>
          <table:table-cell office:value-type="string">
            <text:p>“, “</text:p>
          </table:table-cell>
          <table:table-cell office:value-type="string">
            <text:p>VEN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Viet Nam</text:p>
          </table:table-cell>
          <table:table-cell office:value-type="string">
            <text:p>“, “</text:p>
          </table:table-cell>
          <table:table-cell office:value-type="string">
            <text:p>VN</text:p>
          </table:table-cell>
          <table:table-cell office:value-type="string">
            <text:p>“, “</text:p>
          </table:table-cell>
          <table:table-cell office:value-type="string">
            <text:p>VN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Virgin Islands, British</text:p>
          </table:table-cell>
          <table:table-cell office:value-type="string">
            <text:p>“, “</text:p>
          </table:table-cell>
          <table:table-cell office:value-type="string">
            <text:p>VG</text:p>
          </table:table-cell>
          <table:table-cell office:value-type="string">
            <text:p>“, “</text:p>
          </table:table-cell>
          <table:table-cell office:value-type="string">
            <text:p>VGB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Virgin Islands, U.S.</text:p>
          </table:table-cell>
          <table:table-cell office:value-type="string">
            <text:p>“, “</text:p>
          </table:table-cell>
          <table:table-cell office:value-type="string">
            <text:p>VI</text:p>
          </table:table-cell>
          <table:table-cell office:value-type="string">
            <text:p>“, “</text:p>
          </table:table-cell>
          <table:table-cell office:value-type="string">
            <text:p>VIR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Wallis and Futuna</text:p>
          </table:table-cell>
          <table:table-cell office:value-type="string">
            <text:p>“, “</text:p>
          </table:table-cell>
          <table:table-cell office:value-type="string">
            <text:p>WF</text:p>
          </table:table-cell>
          <table:table-cell office:value-type="string">
            <text:p>“, “</text:p>
          </table:table-cell>
          <table:table-cell office:value-type="string">
            <text:p>WLF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Western Sahara</text:p>
          </table:table-cell>
          <table:table-cell office:value-type="string">
            <text:p>“, “</text:p>
          </table:table-cell>
          <table:table-cell office:value-type="string">
            <text:p>EH</text:p>
          </table:table-cell>
          <table:table-cell office:value-type="string">
            <text:p>“, “</text:p>
          </table:table-cell>
          <table:table-cell office:value-type="string">
            <text:p>ESH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Yemen</text:p>
          </table:table-cell>
          <table:table-cell office:value-type="string">
            <text:p>“, “</text:p>
          </table:table-cell>
          <table:table-cell office:value-type="string">
            <text:p>YE</text:p>
          </table:table-cell>
          <table:table-cell office:value-type="string">
            <text:p>“, “</text:p>
          </table:table-cell>
          <table:table-cell office:value-type="string">
            <text:p>YEM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Zambia</text:p>
          </table:table-cell>
          <table:table-cell office:value-type="string">
            <text:p>“, “</text:p>
          </table:table-cell>
          <table:table-cell office:value-type="string">
            <text:p>ZM</text:p>
          </table:table-cell>
          <table:table-cell office:value-type="string">
            <text:p>“, “</text:p>
          </table:table-cell>
          <table:table-cell office:value-type="string">
            <text:p>ZMB</text:p>
          </table:table-cell>
          <table:table-cell office:value-type="string">
            <text:p>“},</text:p>
          </table:table-cell>
        </table:table-row>
        <table:table-row table:style-name="ro1">
          <table:table-cell office:value-type="string">
            <text:p>{“</text:p>
          </table:table-cell>
          <table:table-cell office:value-type="string">
            <text:p>Zimbabwe</text:p>
          </table:table-cell>
          <table:table-cell office:value-type="string">
            <text:p>“, “</text:p>
          </table:table-cell>
          <table:table-cell office:value-type="string">
            <text:p>ZW</text:p>
          </table:table-cell>
          <table:table-cell office:value-type="string">
            <text:p>“, “</text:p>
          </table:table-cell>
          <table:table-cell office:value-type="string">
            <text:p>ZWE</text:p>
          </table:table-cell>
          <table:table-cell office:value-type="string">
            <text:p>“}]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jc </meta:initial-creator>
    <meta:creation-date>2013-07-08T15:11:10</meta:creation-date>
    <dc:date>2013-07-08T15:21:32</dc:date>
    <dc:creator>Nejc </dc:creator>
    <meta:editing-duration>PT5M55S</meta:editing-duration>
    <meta:editing-cycles>2</meta:editing-cycles>
    <meta:generator>LibreOffice/3.5$Linux_X86_64 LibreOffice_project/350m1$Build-2</meta:generator>
    <meta:document-statistic meta:table-count="3" meta:cell-count="1747" meta:object-count="0"/>
  </office:meta>
</office:document-meta>
</file>